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67.22mm"/>
    </style:style>
    <style:style style:name="co5" style:family="table-column">
      <style:table-column-properties fo:break-before="auto" style:column-width="14.59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13.49mm"/>
    </style:style>
    <style:style style:name="co8" style:family="table-column">
      <style:table-column-properties fo:break-before="auto" style:column-width="13.28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19.47mm"/>
    </style:style>
    <style:style style:name="co11" style:family="table-column">
      <style:table-column-properties fo:break-before="auto" style:column-width="18.17mm"/>
    </style:style>
    <style:style style:name="co12" style:family="table-column">
      <style:table-column-properties fo:break-before="auto" style:column-width="149.5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start" fo:margin-left="0mm"/>
    </style:style>
    <style:style style:name="ce1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start" fo:margin-left="0mm"/>
    </style:style>
    <style:style style:name="ce16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start" fo:margin-left="0mm"/>
    </style:style>
    <style:style style:name="ce20" style:family="table-cell" style:parent-style-name="Default">
      <style:table-cell-properties fo:background-color="#ff66ff"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start" fo:margin-left="0mm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cccc99"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8" style:family="table-cell" style:parent-style-name="Default">
      <style:table-cell-properties fo:background-color="#99cc66"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ackground-color="#ccff99"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99cc66" style:text-align-source="fix" style:repeat-content="false" fo:border="0.06pt solid #000000"/>
      <style:paragraph-properties fo:text-align="start" fo:margin-left="0mm"/>
    </style:style>
    <style:style style:name="ce31" style:family="table-cell" style:parent-style-name="Default">
      <style:table-cell-properties fo:background-color="#00ccff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start" fo:margin-left="0mm"/>
    </style:style>
    <style:style style:name="ce33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fo:background-color="#ff66ff"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start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fo:background-color="#ff66ff" style:text-align-source="fix" style:repeat-content="false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ff66ff"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mm"/>
    </style:style>
    <style:style style:name="ce40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1.7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7">
      <style:table-cell-properties fo:border-bottom="0.06pt solid #000000" fo:background-color="#669933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46" style:family="table-cell" style:parent-style-name="Default" style:data-style-name="N107">
      <style:table-cell-properties fo:border-bottom="0.06pt solid #000000" fo:background-color="#99cc66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 style:data-style-name="N107">
      <style:table-cell-properties fo:border-bottom="0.06pt solid #000000" fo:background-color="#ccff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 style:data-style-name="N107">
      <style:table-cell-properties fo:border-bottom="0.06pt solid #000000" fo:background-color="#6666ff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49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50" style:family="table-cell" style:parent-style-name="Default" style:data-style-name="N107">
      <style:table-cell-properties fo:border-bottom="0.06pt solid #000000" fo:background-color="#00cc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1" style:family="table-cell" style:parent-style-name="Default" style:data-style-name="N107">
      <style:table-cell-properties fo:border-bottom="0.06pt solid #000000" fo:background-color="#ff66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2" style:family="table-cell" style:parent-style-name="Default" style:data-style-name="N107">
      <style:table-cell-properties fo:border-bottom="0.06pt solid #000000" fo:background-color="#ff99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3" style:family="table-cell" style:parent-style-name="Default" style:data-style-name="N107">
      <style:table-cell-properties fo:border-bottom="0.06pt solid #000000" fo:background-color="#cc00cc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4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5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56" style:family="table-cell" style:parent-style-name="Default" style:data-style-name="N107">
      <style:table-cell-properties fo:border-bottom="0.06pt solid #000000" fo:background-color="#ff99ff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57" style:family="table-cell" style:parent-style-name="Default" style:data-style-name="N107">
      <style:table-cell-properties fo:border-bottom="0.06pt solid #000000" fo:background-color="#ff66ff" style:text-align-source="fix" style:repeat-content="false" fo:border-left="1.76pt solid #000000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 style:data-style-name="N107">
      <style:table-cell-properties fo:border-bottom="0.06pt solid #000000" fo:background-color="#cc9900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59" style:family="table-cell" style:parent-style-name="Default" style:data-style-name="N107">
      <style:table-cell-properties fo:border-bottom="0.06pt solid #000000" fo:background-color="#ffcc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0" style:family="table-cell" style:parent-style-name="Default" style:data-style-name="N107">
      <style:table-cell-properties fo:border-bottom="0.06pt solid #000000" fo:background-color="#66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1" style:family="table-cell" style:parent-style-name="Default" style:data-style-name="N107">
      <style:table-cell-properties fo:border-bottom="0.06pt solid #000000" fo:background-color="#999966" style:text-align-source="fix" style:repeat-content="false" fo:border-left="1.76pt solid #000000" fo:border-right="none" fo:border-top="0.06pt solid #000000"/>
      <style:paragraph-properties fo:text-align="center" fo:margin-left="0mm"/>
    </style:style>
    <style:style style:name="ce62" style:family="table-cell" style:parent-style-name="Default" style:data-style-name="N107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cccc99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6699cc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ackground-color="#6699cc" style:text-align-source="fix" style:repeat-content="false" fo:border="0.06pt solid #000000"/>
      <style:paragraph-properties fo:text-align="start" fo:margin-left="0mm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 style:data-style-name="N107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107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75" style:family="table-cell" style:parent-style-name="Default" style:data-style-name="N107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 style:data-style-name="N107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78" style:family="table-cell" style:parent-style-name="Default" style:data-style-name="N107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 style:data-style-name="N107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 style:data-style-name="N107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 style:data-style-name="N107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 style:data-style-name="N107">
      <style:table-cell-properties fo:background-color="#ff66ff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85" style:family="table-cell" style:parent-style-name="Default" style:data-style-name="N107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87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88" style:family="table-cell" style:parent-style-name="Default" style:data-style-name="N107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3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107">
      <style:table-cell-properties fo:border-bottom="0.06pt solid #000000" fo:background-color="#669933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97" style:family="table-cell" style:parent-style-name="Default" style:data-style-name="N107">
      <style:table-cell-properties fo:border-bottom="0.06pt solid #000000" fo:background-color="#99cc66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98" style:family="table-cell" style:parent-style-name="Default" style:data-style-name="N107">
      <style:table-cell-properties fo:border-bottom="0.06pt solid #000000" fo:background-color="#ccff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99" style:family="table-cell" style:parent-style-name="Default" style:data-style-name="N107">
      <style:table-cell-properties fo:border-bottom="0.06pt solid #000000" fo:background-color="#6666ff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0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01" style:family="table-cell" style:parent-style-name="Default" style:data-style-name="N107">
      <style:table-cell-properties fo:border-bottom="0.06pt solid #000000" fo:background-color="#00cc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2" style:family="table-cell" style:parent-style-name="Default" style:data-style-name="N107">
      <style:table-cell-properties fo:border-bottom="0.06pt solid #000000" fo:background-color="#ff66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3" style:family="table-cell" style:parent-style-name="Default" style:data-style-name="N107">
      <style:table-cell-properties fo:border-bottom="0.06pt solid #000000" fo:background-color="#ff99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4" style:family="table-cell" style:parent-style-name="Default" style:data-style-name="N107">
      <style:table-cell-properties fo:border-bottom="0.06pt solid #000000" fo:background-color="#cc00cc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05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6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07" style:family="table-cell" style:parent-style-name="Default" style:data-style-name="N107">
      <style:table-cell-properties fo:border-bottom="0.06pt solid #000000" fo:background-color="#ff99ff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08" style:family="table-cell" style:parent-style-name="Default" style:data-style-name="N107">
      <style:table-cell-properties fo:border-bottom="0.06pt solid #000000" fo:background-color="#ff66ff" style:text-align-source="fix" style:repeat-content="false" fo:border-left="0.06pt solid #000000" fo:border-right="1.76pt solid #000000" fo:border-top="0.06pt solid #000000" style:vertical-align="middle"/>
      <style:paragraph-properties fo:text-align="center" fo:margin-left="0mm"/>
    </style:style>
    <style:style style:name="ce109" style:family="table-cell" style:parent-style-name="Default" style:data-style-name="N107">
      <style:table-cell-properties fo:border-bottom="0.06pt solid #000000" fo:background-color="#cc9900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0" style:family="table-cell" style:parent-style-name="Default" style:data-style-name="N107">
      <style:table-cell-properties fo:border-bottom="0.06pt solid #000000" fo:background-color="#ffcc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1" style:family="table-cell" style:parent-style-name="Default" style:data-style-name="N107">
      <style:table-cell-properties fo:border-bottom="0.06pt solid #000000" fo:background-color="#66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2" style:family="table-cell" style:parent-style-name="Default" style:data-style-name="N107">
      <style:table-cell-properties fo:border-bottom="0.06pt solid #000000" fo:background-color="#999966" style:text-align-source="fix" style:repeat-content="false" fo:border-left="none" fo:border-right="1.76pt solid #000000" fo:border-top="0.06pt solid #000000"/>
      <style:paragraph-properties fo:text-align="center" fo:margin-left="0mm"/>
    </style:style>
    <style:style style:name="ce113" style:family="table-cell" style:parent-style-name="Default" style:data-style-name="N107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4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7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mm"/>
    </style:style>
    <style:style style:name="ce11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669933" style:text-align-source="fix" style:repeat-content="false" fo:border-left="none" fo:border-right="none" fo:border-top="0.06pt solid #000000"/>
      <style:paragraph-properties fo:text-align="center" fo:margin-left="0mm"/>
    </style:style>
    <style:style style:name="ce12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0.06pt solid #000000"/>
      <style:paragraph-properties fo:text-align="center" fo:margin-left="0mm"/>
    </style:style>
    <style:style style:name="ce12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/>
      <style:paragraph-properties fo:text-align="center" fo:margin-left="0mm"/>
    </style:style>
    <style:style style:name="ce12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cc00cc" style:text-align-source="fix" style:repeat-content="false" fo:border-left="none" fo:border-right="none" fo:border-top="0.06pt solid #000000"/>
      <style:paragraph-properties fo:text-align="center" fo:margin-left="0mm"/>
    </style:style>
    <style:style style:name="ce129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31" style:family="table-cell" style:parent-style-name="Default">
      <style:table-cell-properties fo:border-bottom="0.06pt solid #000000" fo:background-color="#cc9900" style:text-align-source="fix" style:repeat-content="false" fo:border-left="none" fo:border-right="none" fo:border-top="0.06pt solid #000000"/>
      <style:paragraph-properties fo:text-align="center" fo:margin-left="0mm"/>
    </style:style>
    <style:style style:name="ce13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order-bottom="0.06pt solid #000000" fo:background-color="#66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4" style:family="table-cell" style:parent-style-name="Default">
      <style:table-cell-properties fo:border-bottom="0.06pt solid #000000" fo:background-color="#999966" style:text-align-source="fix" style:repeat-content="false" fo:border-left="none" fo:border-right="none" fo:border-top="0.06pt solid #000000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order-bottom="0.06pt solid #000000" fo:background-color="#669933" style:text-align-source="fix" style:repeat-content="false" fo:border-left="none" fo:border-right="0.06pt solid #000000" fo:border-top="none"/>
      <style:paragraph-properties fo:text-align="center" fo:margin-left="0mm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39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0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1" style:family="table-cell" style:parent-style-name="Default">
      <style:table-cell-properties fo:border-bottom="0.06pt solid #000000" fo:background-color="#cc00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0.06pt solid #000000" fo:background-color="#cc99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3" style:family="table-cell" style:parent-style-name="Default">
      <style:table-cell-properties fo:border-bottom="0.06pt solid #000000" fo:background-color="#6699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999966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2" table:default-cell-style-name="ce1"/>
        <table:table-row table:style-name="ro1" table:number-rows-repeated="5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2" table:number-columns-repeated="4"/>
          <table:table-cell table:style-name="ce42" office:value-type="string" calcext:value-type="string" table:number-columns-spanned="3" table:number-rows-spanned="2">
            <text:p>Écran JSP</text:p>
          </table:table-cell>
          <table:covered-table-cell table:style-name="ce68"/>
          <table:covered-table-cell table:style-name="ce93"/>
          <table:table-cell table:style-name="ce42" office:value-type="string" calcext:value-type="string" table:number-columns-spanned="3" table:number-rows-spanned="2">
            <text:p>Traitement RDG</text:p>
          </table:table-cell>
          <table:covered-table-cell table:style-name="ce68"/>
          <table:covered-table-cell table:style-name="ce93"/>
          <table:table-cell table:style-name="ce42" office:value-type="string" calcext:value-type="string" table:number-columns-spanned="3" table:number-rows-spanned="2">
            <text:p>Requête lecture Oracle</text:p>
          </table:table-cell>
          <table:covered-table-cell table:style-name="ce68"/>
          <table:covered-table-cell table:style-name="ce93"/>
          <table:table-cell table:style-name="ce42" office:value-type="string" calcext:value-type="string" table:number-columns-spanned="3" table:number-rows-spanned="2">
            <text:p>Requête écriture Oracle </text:p>
          </table:table-cell>
          <table:covered-table-cell table:style-name="ce68"/>
          <table:covered-table-cell table:style-name="ce93"/>
          <table:table-cell table:style-name="ce42" office:value-type="string" calcext:value-type="string" table:number-columns-spanned="3" table:number-rows-spanned="2">
            <text:p>Impression/Export</text:p>
          </table:table-cell>
          <table:covered-table-cell table:style-name="ce68"/>
          <table:covered-table-cell table:style-name="ce93"/>
          <table:table-cell table:style-name="ce118" office:value-type="string" calcext:value-type="string" table:number-columns-spanned="1" table:number-rows-spanned="3">
            <text:p>Base de calcul </text:p>
          </table:table-cell>
          <table:table-cell table:style-name="ce118" office:value-type="string" calcext:value-type="string" table:number-columns-spanned="1" table:number-rows-spanned="3">
            <text:p>Total</text:p>
          </table:table-cell>
          <table:table-cell table:style-name="ce2" table:number-columns-repeated="1003"/>
        </table:table-row>
        <table:table-row table:style-name="ro2">
          <table:table-cell table:style-name="ce2" table:number-columns-repeated="4"/>
          <table:covered-table-cell table:style-name="ce43"/>
          <table:covered-table-cell table:style-name="ce69"/>
          <table:covered-table-cell table:style-name="ce94"/>
          <table:covered-table-cell table:style-name="ce43"/>
          <table:covered-table-cell table:style-name="ce69"/>
          <table:covered-table-cell table:style-name="ce94"/>
          <table:covered-table-cell table:style-name="ce43"/>
          <table:covered-table-cell table:style-name="ce69"/>
          <table:covered-table-cell table:style-name="ce94"/>
          <table:covered-table-cell table:style-name="ce43"/>
          <table:covered-table-cell table:style-name="ce69"/>
          <table:covered-table-cell table:style-name="ce94"/>
          <table:covered-table-cell table:style-name="ce43"/>
          <table:covered-table-cell table:style-name="ce69"/>
          <table:covered-table-cell table:style-name="ce94"/>
          <table:covered-table-cell table:number-columns-repeated="2" table:style-name="ce119"/>
          <table:table-cell table:style-name="ce2" table:number-columns-repeated="100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FONCTIONS</text:p>
          </table:table-cell>
          <table:covered-table-cell table:number-columns-repeated="2"/>
          <table:table-cell table:style-name="ce44" office:value-type="string" calcext:value-type="string">
            <text:p>S</text:p>
          </table:table-cell>
          <table:table-cell table:style-name="ce70" office:value-type="string" calcext:value-type="string">
            <text:p>M</text:p>
          </table:table-cell>
          <table:table-cell table:style-name="ce95" office:value-type="string" calcext:value-type="string">
            <text:p>C</text:p>
          </table:table-cell>
          <table:table-cell table:style-name="ce44" office:value-type="string" calcext:value-type="string">
            <text:p>S</text:p>
          </table:table-cell>
          <table:table-cell table:style-name="ce70" office:value-type="string" calcext:value-type="string">
            <text:p>M</text:p>
          </table:table-cell>
          <table:table-cell table:style-name="ce95" office:value-type="string" calcext:value-type="string">
            <text:p>C</text:p>
          </table:table-cell>
          <table:table-cell table:style-name="ce44" office:value-type="string" calcext:value-type="string">
            <text:p>S</text:p>
          </table:table-cell>
          <table:table-cell table:style-name="ce70" office:value-type="string" calcext:value-type="string">
            <text:p>M</text:p>
          </table:table-cell>
          <table:table-cell table:style-name="ce95" office:value-type="string" calcext:value-type="string">
            <text:p>C</text:p>
          </table:table-cell>
          <table:table-cell table:style-name="ce44" office:value-type="string" calcext:value-type="string">
            <text:p>S</text:p>
          </table:table-cell>
          <table:table-cell table:style-name="ce70" office:value-type="string" calcext:value-type="string">
            <text:p>M</text:p>
          </table:table-cell>
          <table:table-cell table:style-name="ce95" office:value-type="string" calcext:value-type="string">
            <text:p>C</text:p>
          </table:table-cell>
          <table:table-cell table:style-name="ce44" office:value-type="string" calcext:value-type="string">
            <text:p>S</text:p>
          </table:table-cell>
          <table:table-cell table:style-name="ce70" office:value-type="string" calcext:value-type="string">
            <text:p>M</text:p>
          </table:table-cell>
          <table:table-cell table:style-name="ce95" office:value-type="string" calcext:value-type="string">
            <text:p>C</text:p>
          </table:table-cell>
          <table:covered-table-cell table:number-columns-repeated="2" table:style-name="ce120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aramètrage</text:p>
          </table:table-cell>
          <table:covered-table-cell table:number-columns-repeated="2" table:style-name="ce13"/>
          <table:table-cell table:style-name="ce45" table:formula="of:=[.E11]+SUM([.E17:.E25])" office:value-type="float" office:value="11" calcext:value-type="float">
            <text:p>11</text:p>
          </table:table-cell>
          <table:table-cell table:style-name="ce71" table:formula="of:=[.F11]+SUM([.F17:.F25])" office:value-type="float" office:value="3" calcext:value-type="float">
            <text:p>3</text:p>
          </table:table-cell>
          <table:table-cell table:style-name="ce96" table:formula="of:=[.G11]+SUM([.G17:.G25])" office:value-type="float" office:value="0" calcext:value-type="float">
            <text:p>0</text:p>
          </table:table-cell>
          <table:table-cell table:style-name="ce45" table:formula="of:=[.H11]+SUM([.H17:.H25])" office:value-type="float" office:value="1" calcext:value-type="float">
            <text:p>1</text:p>
          </table:table-cell>
          <table:table-cell table:style-name="ce71" table:formula="of:=[.I11]+SUM([.I17:.I25])" office:value-type="float" office:value="1" calcext:value-type="float">
            <text:p>1</text:p>
          </table:table-cell>
          <table:table-cell table:style-name="ce96" table:formula="of:=[.J11]+SUM([.J17:.J25])" office:value-type="float" office:value="0" calcext:value-type="float">
            <text:p>0</text:p>
          </table:table-cell>
          <table:table-cell table:style-name="ce45" table:formula="of:=[.K11]+SUM([.K17:.K25])" office:value-type="float" office:value="9" calcext:value-type="float">
            <text:p>9</text:p>
          </table:table-cell>
          <table:table-cell table:style-name="ce71" table:formula="of:=[.L11]+SUM([.L17:.L25])" office:value-type="float" office:value="2" calcext:value-type="float">
            <text:p>2</text:p>
          </table:table-cell>
          <table:table-cell table:style-name="ce96" table:formula="of:=[.M11]+SUM([.M17:.M25])" office:value-type="float" office:value="0" calcext:value-type="float">
            <text:p>0</text:p>
          </table:table-cell>
          <table:table-cell table:style-name="ce45" table:formula="of:=[.N11]+SUM([.N17:.N25])" office:value-type="float" office:value="15" calcext:value-type="float">
            <text:p>15</text:p>
          </table:table-cell>
          <table:table-cell table:style-name="ce71" table:formula="of:=[.O11]+SUM([.O17:.O25])" office:value-type="float" office:value="15" calcext:value-type="float">
            <text:p>15</text:p>
          </table:table-cell>
          <table:table-cell table:style-name="ce96" table:formula="of:=[.P11]+SUM([.P17:.P25])" office:value-type="float" office:value="0" calcext:value-type="float">
            <text:p>0</text:p>
          </table:table-cell>
          <table:table-cell table:style-name="ce45" table:formula="of:=[.Q11]+SUM([.Q17:.Q25])" office:value-type="float" office:value="0" calcext:value-type="float">
            <text:p>0</text:p>
          </table:table-cell>
          <table:table-cell table:style-name="ce71" table:formula="of:=[.R11]+SUM([.R17:.R25])" office:value-type="float" office:value="0" calcext:value-type="float">
            <text:p>0</text:p>
          </table:table-cell>
          <table:table-cell table:style-name="ce96" table:formula="of:=[.S11]+SUM([.S17:.S25])" office:value-type="float" office:value="0" calcext:value-type="float">
            <text:p>0</text:p>
          </table:table-cell>
          <table:table-cell table:style-name="ce121"/>
          <table:table-cell table:style-name="ce137" table:formula="of:=[.T11]+SUM([.T17:.T25])" office:value-type="float" office:value="46.75" calcext:value-type="float">
            <text:p>46,7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Utilisateurs de l'application</text:p>
          </table:table-cell>
          <table:covered-table-cell table:style-name="ce28"/>
          <table:table-cell table:style-name="ce46" table:formula="of:=SUM([.E12:.E16])" office:value-type="float" office:value="4" calcext:value-type="float">
            <text:p>4</text:p>
          </table:table-cell>
          <table:table-cell table:style-name="ce72" table:formula="of:=SUM([.F12:.F16])" office:value-type="float" office:value="0" calcext:value-type="float">
            <text:p>0</text:p>
          </table:table-cell>
          <table:table-cell table:style-name="ce97" table:formula="of:=SUM([.G12:.G16])" office:value-type="float" office:value="0" calcext:value-type="float">
            <text:p>0</text:p>
          </table:table-cell>
          <table:table-cell table:style-name="ce46" table:formula="of:=SUM([.H12:.H16])" office:value-type="float" office:value="0" calcext:value-type="float">
            <text:p>0</text:p>
          </table:table-cell>
          <table:table-cell table:style-name="ce72" table:formula="of:=SUM([.I12:.I16])" office:value-type="float" office:value="1" calcext:value-type="float">
            <text:p>1</text:p>
          </table:table-cell>
          <table:table-cell table:style-name="ce97" table:formula="of:=SUM([.J12:.J16])" office:value-type="float" office:value="0" calcext:value-type="float">
            <text:p>0</text:p>
          </table:table-cell>
          <table:table-cell table:style-name="ce46" table:formula="of:=SUM([.K12:.K16])" office:value-type="float" office:value="1" calcext:value-type="float">
            <text:p>1</text:p>
          </table:table-cell>
          <table:table-cell table:style-name="ce72" table:formula="of:=SUM([.L12:.L16])" office:value-type="float" office:value="0" calcext:value-type="float">
            <text:p>0</text:p>
          </table:table-cell>
          <table:table-cell table:style-name="ce97" table:formula="of:=SUM([.M12:.M16])" office:value-type="float" office:value="0" calcext:value-type="float">
            <text:p>0</text:p>
          </table:table-cell>
          <table:table-cell table:style-name="ce46" table:formula="of:=SUM([.N12:.N16])" office:value-type="float" office:value="0" calcext:value-type="float">
            <text:p>0</text:p>
          </table:table-cell>
          <table:table-cell table:style-name="ce72" table:formula="of:=SUM([.O12:.O16])" office:value-type="float" office:value="0" calcext:value-type="float">
            <text:p>0</text:p>
          </table:table-cell>
          <table:table-cell table:style-name="ce97" table:formula="of:=SUM([.P12:.P16])" office:value-type="float" office:value="0" calcext:value-type="float">
            <text:p>0</text:p>
          </table:table-cell>
          <table:table-cell table:style-name="ce46" table:formula="of:=SUM([.Q12:.Q16])" office:value-type="float" office:value="0" calcext:value-type="float">
            <text:p>0</text:p>
          </table:table-cell>
          <table:table-cell table:style-name="ce72" table:formula="of:=SUM([.R12:.R16])" office:value-type="float" office:value="0" calcext:value-type="float">
            <text:p>0</text:p>
          </table:table-cell>
          <table:table-cell table:style-name="ce97" table:formula="of:=SUM([.S12:.S16])" office:value-type="float" office:value="0" calcext:value-type="float">
            <text:p>0</text:p>
          </table:table-cell>
          <table:table-cell table:style-name="ce122" table:formula="of:=[.E11]*[.$E$65]+[.F11]*[.$F$65]+[.G11]*[.$G$65]+[.H11]*[.$H$65]+[.I11]*[.$I$65]+[.J11]*[.$J$65]+[.K11]*[.$K$65]+[.L11]*[.$L$65]+[.M11]*[.$M$65]+[.N11]*[.$N$65]+[.O11]*[.$O$65]+[.P11]*[.$P$65]+[.Q11]*[.$Q$65]+[.R11]*[.$R$65]+[.S11]*[.$S$65]" office:value-type="float" office:value="5" calcext:value-type="float">
            <text:p>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4"/>
          <table:table-cell table:style-name="ce29" office:value-type="string" calcext:value-type="string">
            <text:p>Système d'authentification</text:p>
          </table:table-cell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12]*[.$E$65]+[.F12]*[.$F$65]+[.G12]*[.$G$65]+[.H12]*[.$H$65]+[.I12]*[.$I$65]+[.J12]*[.$J$65]+[.K12]*[.$K$65]+[.L12]*[.$L$65]+[.M12]*[.$M$65]+[.N12]*[.$N$65]+[.O12]*[.$O$65]+[.P12]*[.$P$65]+[.Q12]*[.$Q$65]+[.R12]*[.$R$65]+[.S12]*[.$S$65]" office:value-type="float" office:value="2" calcext:value-type="float">
            <text:p>2</text:p>
          </table:table-cell>
          <table:table-cell table:style-name="ce138"/>
          <table:table-cell office:value-type="string" calcext:value-type="string">
            <text:p>Spring sécurity (bonne gestion de profils),SSO hors périmètr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4"/>
          <table:table-cell table:style-name="ce29" office:value-type="string" calcext:value-type="string">
            <text:p>Page d'accueil administrateur</text:p>
          </table:table-cell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13]*[.$E$65]+[.F13]*[.$F$65]+[.G13]*[.$G$65]+[.H13]*[.$H$65]+[.I13]*[.$I$65]+[.J13]*[.$J$65]+[.K13]*[.$K$65]+[.L13]*[.$L$65]+[.M13]*[.$M$65]+[.N13]*[.$N$65]+[.O13]*[.$O$65]+[.P13]*[.$P$65]+[.Q13]*[.$Q$65]+[.R13]*[.$R$65]+[.S13]*[.$S$65]" office:value-type="float" office:value="1" calcext:value-type="float">
            <text:p>1</text:p>
          </table:table-cell>
          <table:table-cell table:style-name="ce138"/>
          <table:table-cell table:style-name="ce4" office:value-type="string" calcext:value-type="string" table:number-columns-spanned="1" table:number-rows-spanned="3">
            <text:p>Restrictions gérées avec Spring sécurity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4"/>
          <table:table-cell table:style-name="ce29" office:value-type="string" calcext:value-type="string">
            <text:p>Page d'accueil gestionnaire bateaux</text:p>
          </table:table-cell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14]*[.$E$65]+[.F14]*[.$F$65]+[.G14]*[.$G$65]+[.H14]*[.$H$65]+[.I14]*[.$I$65]+[.J14]*[.$J$65]+[.K14]*[.$K$65]+[.L14]*[.$L$65]+[.M14]*[.$M$65]+[.N14]*[.$N$65]+[.O14]*[.$O$65]+[.P14]*[.$P$65]+[.Q14]*[.$Q$65]+[.R14]*[.$R$65]+[.S14]*[.$S$65]" office:value-type="float" office:value="1" calcext:value-type="float">
            <text:p>1</text:p>
          </table:table-cell>
          <table:table-cell table:style-name="ce138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29" office:value-type="string" calcext:value-type="string">
            <text:p>Page d'accueil gestionnaire sites escale</text:p>
          </table:table-cell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15]*[.$E$65]+[.F15]*[.$F$65]+[.G15]*[.$G$65]+[.H15]*[.$H$65]+[.I15]*[.$I$65]+[.J15]*[.$J$65]+[.K15]*[.$K$65]+[.L15]*[.$L$65]+[.M15]*[.$M$65]+[.N15]*[.$N$65]+[.O15]*[.$O$65]+[.P15]*[.$P$65]+[.Q15]*[.$Q$65]+[.R15]*[.$R$65]+[.S15]*[.$S$65]" office:value-type="float" office:value="1" calcext:value-type="float">
            <text:p>1</text:p>
          </table:table-cell>
          <table:table-cell table:style-name="ce138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29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16]*[.$E$65]+[.F16]*[.$F$65]+[.G16]*[.$G$65]+[.H16]*[.$H$65]+[.I16]*[.$I$65]+[.J16]*[.$J$65]+[.K16]*[.$K$65]+[.L16]*[.$L$65]+[.M16]*[.$M$65]+[.N16]*[.$N$65]+[.O16]*[.$O$65]+[.P16]*[.$P$65]+[.Q16]*[.$Q$65]+[.R16]*[.$R$65]+[.S16]*[.$S$65]" office:value-type="float" office:value="0" calcext:value-type="float">
            <text:p>0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Gestionnaire de bateaux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17]*[.$E$65]+[.F17]*[.$F$65]+[.G17]*[.$G$65]+[.H17]*[.$H$65]+[.I17]*[.$I$65]+[.J17]*[.$J$65]+[.K17]*[.$K$65]+[.L17]*[.$L$65]+[.M17]*[.$M$65]+[.N17]*[.$N$65]+[.O17]*[.$O$65]+[.P17]*[.$P$65]+[.Q17]*[.$Q$65]+[.R17]*[.$R$65]+[.S17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Propriétaires de bateaux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18]*[.$E$65]+[.F18]*[.$F$65]+[.G18]*[.$G$65]+[.H18]*[.$H$65]+[.I18]*[.$I$65]+[.J18]*[.$J$65]+[.K18]*[.$K$65]+[.L18]*[.$L$65]+[.M18]*[.$M$65]+[.N18]*[.$N$65]+[.O18]*[.$O$65]+[.P18]*[.$P$65]+[.Q18]*[.$Q$65]+[.R18]*[.$R$65]+[.S18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Catégories de bateaux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19]*[.$E$65]+[.F19]*[.$F$65]+[.G19]*[.$G$65]+[.H19]*[.$H$65]+[.I19]*[.$I$65]+[.J19]*[.$J$65]+[.K19]*[.$K$65]+[.L19]*[.$L$65]+[.M19]*[.$M$65]+[.N19]*[.$N$65]+[.O19]*[.$O$65]+[.P19]*[.$P$65]+[.Q19]*[.$Q$65]+[.R19]*[.$R$65]+[.S19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Tarifs des redevances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20]*[.$E$65]+[.F20]*[.$F$65]+[.G20]*[.$G$65]+[.H20]*[.$H$65]+[.I20]*[.$I$65]+[.J20]*[.$J$65]+[.K20]*[.$K$65]+[.L20]*[.$L$65]+[.M20]*[.$M$65]+[.N20]*[.$N$65]+[.O20]*[.$O$65]+[.P20]*[.$P$65]+[.Q20]*[.$Q$65]+[.R20]*[.$R$65]+[.S20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Frais de dossiers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21]*[.$E$65]+[.F21]*[.$F$65]+[.G21]*[.$G$65]+[.H21]*[.$H$65]+[.I21]*[.$I$65]+[.J21]*[.$J$65]+[.K21]*[.$K$65]+[.L21]*[.$L$65]+[.M21]*[.$M$65]+[.N21]*[.$N$65]+[.O21]*[.$O$65]+[.P21]*[.$P$65]+[.Q21]*[.$Q$65]+[.R21]*[.$R$65]+[.S21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Types de bateaux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22]*[.$E$65]+[.F22]*[.$F$65]+[.G22]*[.$G$65]+[.H22]*[.$H$65]+[.I22]*[.$I$65]+[.J22]*[.$J$65]+[.K22]*[.$K$65]+[.L22]*[.$L$65]+[.M22]*[.$M$65]+[.N22]*[.$N$65]+[.O22]*[.$O$65]+[.P22]*[.$P$65]+[.Q22]*[.$Q$65]+[.R22]*[.$R$65]+[.S22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Bateaux</text:p>
          </table:table-cell>
          <table:covered-table-cell table:style-name="ce30"/>
          <table:table-cell table:style-name="ce4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23]*[.$E$65]+[.F23]*[.$F$65]+[.G23]*[.$G$65]+[.H23]*[.$H$65]+[.I23]*[.$I$65]+[.J23]*[.$J$65]+[.K23]*[.$K$65]+[.L23]*[.$L$65]+[.M23]*[.$M$65]+[.N23]*[.$N$65]+[.O23]*[.$O$65]+[.P23]*[.$P$65]+[.Q23]*[.$Q$65]+[.R23]*[.$R$65]+[.S23]*[.$S$65]" office:value-type="float" office:value="6" calcext:value-type="float">
            <text:p>6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Gestionnaires de sites d'escale</text:p>
          </table:table-cell>
          <table:covered-table-cell table:style-name="ce30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 office:value-type="float" office:value="1" calcext:value-type="float">
            <text:p>1</text:p>
          </table:table-cell>
          <table:table-cell table:style-name="ce72"/>
          <table:table-cell table:style-name="ce97"/>
          <table:table-cell table:style-name="ce46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24]*[.$E$65]+[.F24]*[.$F$65]+[.G24]*[.$G$65]+[.H24]*[.$H$65]+[.I24]*[.$I$65]+[.J24]*[.$J$65]+[.K24]*[.$K$65]+[.L24]*[.$L$65]+[.M24]*[.$M$65]+[.N24]*[.$N$65]+[.O24]*[.$O$65]+[.P24]*[.$P$65]+[.Q24]*[.$Q$65]+[.R24]*[.$R$65]+[.S24]*[.$S$65]" office:value-type="float" office:value="3.5" calcext:value-type="float">
            <text:p>3,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Site d'escale</text:p>
          </table:table-cell>
          <table:covered-table-cell table:style-name="ce30"/>
          <table:table-cell table:style-name="ce46" table:formula="of:=SUM([.E26:.E28])" office:value-type="float" office:value="0" calcext:value-type="float">
            <text:p>0</text:p>
          </table:table-cell>
          <table:table-cell table:style-name="ce72" table:formula="of:=SUM([.F26:.F28])" office:value-type="float" office:value="2" calcext:value-type="float">
            <text:p>2</text:p>
          </table:table-cell>
          <table:table-cell table:style-name="ce97" table:formula="of:=SUM([.G26:.G28])" office:value-type="float" office:value="0" calcext:value-type="float">
            <text:p>0</text:p>
          </table:table-cell>
          <table:table-cell table:style-name="ce46" table:formula="of:=SUM([.H26:.H28])" office:value-type="float" office:value="1" calcext:value-type="float">
            <text:p>1</text:p>
          </table:table-cell>
          <table:table-cell table:style-name="ce72" table:formula="of:=SUM([.I26:.I28])" office:value-type="float" office:value="0" calcext:value-type="float">
            <text:p>0</text:p>
          </table:table-cell>
          <table:table-cell table:style-name="ce97" table:formula="of:=SUM([.J26:.J28])" office:value-type="float" office:value="0" calcext:value-type="float">
            <text:p>0</text:p>
          </table:table-cell>
          <table:table-cell table:style-name="ce46" table:formula="of:=SUM([.K26:.K28])" office:value-type="float" office:value="1" calcext:value-type="float">
            <text:p>1</text:p>
          </table:table-cell>
          <table:table-cell table:style-name="ce72" table:formula="of:=SUM([.L26:.L28])" office:value-type="float" office:value="1" calcext:value-type="float">
            <text:p>1</text:p>
          </table:table-cell>
          <table:table-cell table:style-name="ce97" table:formula="of:=SUM([.M26:.M28])" office:value-type="float" office:value="0" calcext:value-type="float">
            <text:p>0</text:p>
          </table:table-cell>
          <table:table-cell table:style-name="ce46" table:formula="of:=SUM([.N26:.N28])" office:value-type="float" office:value="1" calcext:value-type="float">
            <text:p>1</text:p>
          </table:table-cell>
          <table:table-cell table:style-name="ce72" table:formula="of:=SUM([.O26:.O28])" office:value-type="float" office:value="5" calcext:value-type="float">
            <text:p>5</text:p>
          </table:table-cell>
          <table:table-cell table:style-name="ce97" table:formula="of:=SUM([.P26:.P28])" office:value-type="float" office:value="0" calcext:value-type="float">
            <text:p>0</text:p>
          </table:table-cell>
          <table:table-cell table:style-name="ce46" table:formula="of:=SUM([.Q26:.Q28])" office:value-type="float" office:value="0" calcext:value-type="float">
            <text:p>0</text:p>
          </table:table-cell>
          <table:table-cell table:style-name="ce72" table:formula="of:=SUM([.R26:.R28])" office:value-type="float" office:value="0" calcext:value-type="float">
            <text:p>0</text:p>
          </table:table-cell>
          <table:table-cell table:style-name="ce97" table:formula="of:=SUM([.S26:.S28])" office:value-type="float" office:value="0" calcext:value-type="float">
            <text:p>0</text:p>
          </table:table-cell>
          <table:table-cell table:style-name="ce122" table:formula="of:=[.E25]*[.$E$65]+[.F25]*[.$F$65]+[.G25]*[.$G$65]+[.H25]*[.$H$65]+[.I25]*[.$I$65]+[.J25]*[.$J$65]+[.K25]*[.$K$65]+[.L25]*[.$L$65]+[.M25]*[.$M$65]+[.N25]*[.$N$65]+[.O25]*[.$O$65]+[.P25]*[.$P$65]+[.Q25]*[.$Q$65]+[.R25]*[.$R$65]+[.S25]*[.$S$65]" office:value-type="float" office:value="11.25" calcext:value-type="float">
            <text:p>11,2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2"/>
          <table:table-cell table:style-name="ce4"/>
          <table:table-cell table:style-name="ce29" office:value-type="string" calcext:value-type="string">
            <text:p>Paramétrage</text:p>
          </table:table-cell>
          <table:table-cell table:style-name="ce47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47"/>
          <table:table-cell table:style-name="ce73"/>
          <table:table-cell table:style-name="ce98"/>
          <table:table-cell table:style-name="ce47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47" office:value-type="float" office:value="0" calcext:value-type="float">
            <text:p>0</text:p>
          </table:table-cell>
          <table:table-cell table:style-name="ce73" office:value-type="float" office:value="3" calcext:value-type="float">
            <text:p>3</text:p>
          </table:table-cell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26]*[.$E$65]+[.F26]*[.$F$65]+[.G26]*[.$G$65]+[.H26]*[.$H$65]+[.I26]*[.$I$65]+[.J26]*[.$J$65]+[.K26]*[.$K$65]+[.L26]*[.$L$65]+[.M26]*[.$M$65]+[.N26]*[.$N$65]+[.O26]*[.$O$65]+[.P26]*[.$P$65]+[.Q26]*[.$Q$65]+[.R26]*[.$R$65]+[.S26]*[.$S$65]" office:value-type="float" office:value="6" calcext:value-type="float">
            <text:p>6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3"/>
          <table:table-cell table:style-name="ce29" office:value-type="string" calcext:value-type="string">
            <text:p>Combinaison de bateaux</text:p>
          </table:table-cell>
          <table:table-cell table:style-name="ce47"/>
          <table:table-cell table:style-name="ce73" office:value-type="float" office:value="1" calcext:value-type="float">
            <text:p>1</text:p>
          </table:table-cell>
          <table:table-cell table:style-name="ce98"/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 office:value-type="float" office:value="1" calcext:value-type="float">
            <text:p>1</text:p>
          </table:table-cell>
          <table:table-cell table:style-name="ce73"/>
          <table:table-cell table:style-name="ce98"/>
          <table:table-cell table:style-name="ce47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27]*[.$E$65]+[.F27]*[.$F$65]+[.G27]*[.$G$65]+[.H27]*[.$H$65]+[.I27]*[.$I$65]+[.J27]*[.$J$65]+[.K27]*[.$K$65]+[.L27]*[.$L$65]+[.M27]*[.$M$65]+[.N27]*[.$N$65]+[.O27]*[.$O$65]+[.P27]*[.$P$65]+[.Q27]*[.$Q$65]+[.R27]*[.$R$65]+[.S27]*[.$S$65]" office:value-type="float" office:value="5.25" calcext:value-type="float">
            <text:p>5,25</text:p>
          </table:table-cell>
          <table:table-cell table:style-name="ce138"/>
          <table:table-cell table:number-columns-repeated="1003"/>
        </table:table-row>
        <table:table-row table:style-name="ro1">
          <table:table-cell table:number-columns-repeated="3"/>
          <table:table-cell table:style-name="ce29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47"/>
          <table:table-cell table:style-name="ce73"/>
          <table:table-cell table:style-name="ce98"/>
          <table:table-cell table:style-name="ce123" table:formula="of:=[.E28]*[.$E$65]+[.F28]*[.$F$65]+[.G28]*[.$G$65]+[.H28]*[.$H$65]+[.I28]*[.$I$65]+[.J28]*[.$J$65]+[.K28]*[.$K$65]+[.L28]*[.$L$65]+[.M28]*[.$M$65]+[.N28]*[.$N$65]+[.O28]*[.$O$65]+[.P28]*[.$P$65]+[.Q28]*[.$Q$65]+[.R28]*[.$R$65]+[.S28]*[.$S$65]" office:value-type="float" office:value="0" calcext:value-type="float">
            <text:p>0</text:p>
          </table:table-cell>
          <table:table-cell table:style-name="ce138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Planning Initial</text:p>
          </table:table-cell>
          <table:covered-table-cell table:number-columns-repeated="2" table:style-name="ce15"/>
          <table:table-cell table:style-name="ce48" table:formula="of:=SUM([.E30:.E34])" office:value-type="float" office:value="2" calcext:value-type="float">
            <text:p>2</text:p>
          </table:table-cell>
          <table:table-cell table:style-name="ce74" table:formula="of:=SUM([.F30:.F34])" office:value-type="float" office:value="1" calcext:value-type="float">
            <text:p>1</text:p>
          </table:table-cell>
          <table:table-cell table:style-name="ce99" table:formula="of:=SUM([.G30:.G34])" office:value-type="float" office:value="1" calcext:value-type="float">
            <text:p>1</text:p>
          </table:table-cell>
          <table:table-cell table:style-name="ce48" table:formula="of:=SUM([.H30:.H34])" office:value-type="float" office:value="2" calcext:value-type="float">
            <text:p>2</text:p>
          </table:table-cell>
          <table:table-cell table:style-name="ce74" table:formula="of:=SUM([.I30:.I34])" office:value-type="float" office:value="0" calcext:value-type="float">
            <text:p>0</text:p>
          </table:table-cell>
          <table:table-cell table:style-name="ce99" table:formula="of:=SUM([.J30:.J34])" office:value-type="float" office:value="1" calcext:value-type="float">
            <text:p>1</text:p>
          </table:table-cell>
          <table:table-cell table:style-name="ce48" table:formula="of:=SUM([.K30:.K34])" office:value-type="float" office:value="3" calcext:value-type="float">
            <text:p>3</text:p>
          </table:table-cell>
          <table:table-cell table:style-name="ce74" table:formula="of:=SUM([.L30:.L34])" office:value-type="float" office:value="0" calcext:value-type="float">
            <text:p>0</text:p>
          </table:table-cell>
          <table:table-cell table:style-name="ce99" table:formula="of:=SUM([.M30:.M34])" office:value-type="float" office:value="0" calcext:value-type="float">
            <text:p>0</text:p>
          </table:table-cell>
          <table:table-cell table:style-name="ce48" table:formula="of:=SUM([.N30:.N34])" office:value-type="float" office:value="1" calcext:value-type="float">
            <text:p>1</text:p>
          </table:table-cell>
          <table:table-cell table:style-name="ce74" table:formula="of:=SUM([.O30:.O34])" office:value-type="float" office:value="0" calcext:value-type="float">
            <text:p>0</text:p>
          </table:table-cell>
          <table:table-cell table:style-name="ce99" table:formula="of:=SUM([.P30:.P34])" office:value-type="float" office:value="0" calcext:value-type="float">
            <text:p>0</text:p>
          </table:table-cell>
          <table:table-cell table:style-name="ce48" table:formula="of:=SUM([.Q30:.Q34])" office:value-type="float" office:value="0" calcext:value-type="float">
            <text:p>0</text:p>
          </table:table-cell>
          <table:table-cell table:style-name="ce74" table:formula="of:=SUM([.R30:.R34])" office:value-type="float" office:value="0" calcext:value-type="float">
            <text:p>0</text:p>
          </table:table-cell>
          <table:table-cell table:style-name="ce99" table:formula="of:=SUM([.S30:.S34])" office:value-type="float" office:value="1" calcext:value-type="float">
            <text:p>1</text:p>
          </table:table-cell>
          <table:table-cell table:style-name="ce124"/>
          <table:table-cell table:style-name="ce139" table:formula="of:=SUM([.T30:.T34])" office:value-type="float" office:value="15.5" calcext:value-type="float">
            <text:p>15,5</text:p>
          </table:table-cell>
          <table:table-cell office:value-type="string" calcext:value-type="string">
            <text:p>Pas d'authentifacation car réalisée avec les paramétrage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Notifications</text:p>
          </table:table-cell>
          <table:covered-table-cell table:style-name="ce16"/>
          <table:table-cell table:style-name="ce49" office:value-type="float" office:value="1" calcext:value-type="float">
            <text:p>1</text:p>
          </table:table-cell>
          <table:table-cell table:style-name="ce75"/>
          <table:table-cell table:style-name="ce100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5" table:formula="of:=[.E30]*[.$E$65]+[.F30]*[.$F$65]+[.G30]*[.$G$65]+[.H30]*[.$H$65]+[.I30]*[.$I$65]+[.J30]*[.$J$65]+[.K30]*[.$K$65]+[.L30]*[.$L$65]+[.M30]*[.$M$65]+[.N30]*[.$N$65]+[.O30]*[.$O$65]+[.P30]*[.$P$65]+[.Q30]*[.$Q$65]+[.R30]*[.$R$65]+[.S30]*[.$S$65]" office:value-type="float" office:value="1.75" calcext:value-type="float">
            <text:p>1,7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election d'un bateau</text:p>
          </table:table-cell>
          <table:covered-table-cell table:style-name="ce16"/>
          <table:table-cell table:style-name="ce49" office:value-type="float" office:value="1" calcext:value-type="float">
            <text:p>1</text:p>
          </table:table-cell>
          <table:table-cell table:style-name="ce75"/>
          <table:table-cell table:style-name="ce100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5" table:formula="of:=[.E31]*[.$E$65]+[.F31]*[.$F$65]+[.G31]*[.$G$65]+[.H31]*[.$H$65]+[.I31]*[.$I$65]+[.J31]*[.$J$65]+[.K31]*[.$K$65]+[.L31]*[.$L$65]+[.M31]*[.$M$65]+[.N31]*[.$N$65]+[.O31]*[.$O$65]+[.P31]*[.$P$65]+[.Q31]*[.$Q$65]+[.R31]*[.$R$65]+[.S31]*[.$S$65]" office:value-type="float" office:value="1.5" calcext:value-type="float">
            <text:p>1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Saisie des escales</text:p>
          </table:table-cell>
          <table:covered-table-cell table:style-name="ce16"/>
          <table:table-cell table:style-name="ce49"/>
          <table:table-cell table:style-name="ce75" office:value-type="float" office:value="1" calcext:value-type="float">
            <text:p>1</text:p>
          </table:table-cell>
          <table:table-cell table:style-name="ce100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5" table:formula="of:=[.E32]*[.$E$65]+[.F32]*[.$F$65]+[.G32]*[.$G$65]+[.H32]*[.$H$65]+[.I32]*[.$I$65]+[.J32]*[.$J$65]+[.K32]*[.$K$65]+[.L32]*[.$L$65]+[.M32]*[.$M$65]+[.N32]*[.$N$65]+[.O32]*[.$O$65]+[.P32]*[.$P$65]+[.Q32]*[.$Q$65]+[.R32]*[.$R$65]+[.S32]*[.$S$65]" office:value-type="float" office:value="2.75" calcext:value-type="float">
            <text:p>2,7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1">
            <text:p>Présentation du planning</text:p>
          </table:table-cell>
          <table:covered-table-cell table:style-name="ce31"/>
          <table:table-cell table:style-name="ce50"/>
          <table:table-cell table:style-name="ce76"/>
          <table:table-cell table:style-name="ce101" office:value-type="float" office:value="1" calcext:value-type="float">
            <text:p>1</text:p>
          </table:table-cell>
          <table:table-cell table:style-name="ce50"/>
          <table:table-cell table:style-name="ce76"/>
          <table:table-cell table:style-name="ce10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 office:value-type="float" office:value="1" calcext:value-type="float">
            <text:p>1</text:p>
          </table:table-cell>
          <table:table-cell table:style-name="ce125" table:formula="of:=[.E33]*[.$E$65]+[.F33]*[.$F$65]+[.G33]*[.$G$65]+[.H33]*[.$H$65]+[.I33]*[.$I$65]+[.J33]*[.$J$65]+[.K33]*[.$K$65]+[.L33]*[.$L$65]+[.M33]*[.$M$65]+[.N33]*[.$N$65]+[.O33]*[.$O$65]+[.P33]*[.$P$65]+[.Q33]*[.$Q$65]+[.R33]*[.$R$65]+[.S33]*[.$S$65]" office:value-type="float" office:value="9.5" calcext:value-type="float">
            <text:p>9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16" table:number-columns-spanned="2" table:number-rows-spanned="1"/>
          <table:covered-table-cell table:style-name="ce3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50"/>
          <table:table-cell table:style-name="ce76"/>
          <table:table-cell table:style-name="ce101"/>
          <table:table-cell table:style-name="ce125" table:formula="of:=[.E34]*[.$E$65]+[.F34]*[.$F$65]+[.G34]*[.$G$65]+[.H34]*[.$H$65]+[.I34]*[.$I$65]+[.J34]*[.$J$65]+[.K34]*[.$K$65]+[.L34]*[.$L$65]+[.M34]*[.$M$65]+[.N34]*[.$N$65]+[.O34]*[.$O$65]+[.P34]*[.$P$65]+[.Q34]*[.$Q$65]+[.R34]*[.$R$65]+[.S34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Redevances prévisionnelles</text:p>
          </table:table-cell>
          <table:covered-table-cell table:style-name="ce17"/>
          <table:covered-table-cell table:style-name="ce32"/>
          <table:table-cell table:style-name="ce51" table:formula="of:=SUM([.E36:.E38])" office:value-type="float" office:value="1" calcext:value-type="float">
            <text:p>1</text:p>
          </table:table-cell>
          <table:table-cell table:style-name="ce77" table:formula="of:=SUM([.F36:.F38])" office:value-type="float" office:value="1" calcext:value-type="float">
            <text:p>1</text:p>
          </table:table-cell>
          <table:table-cell table:style-name="ce102" table:formula="of:=SUM([.G36:.G38])" office:value-type="float" office:value="0" calcext:value-type="float">
            <text:p>0</text:p>
          </table:table-cell>
          <table:table-cell table:style-name="ce51" table:formula="of:=SUM([.H36:.H38])" office:value-type="float" office:value="2" calcext:value-type="float">
            <text:p>2</text:p>
          </table:table-cell>
          <table:table-cell table:style-name="ce77" table:formula="of:=SUM([.I36:.I38])" office:value-type="float" office:value="1" calcext:value-type="float">
            <text:p>1</text:p>
          </table:table-cell>
          <table:table-cell table:style-name="ce102" table:formula="of:=SUM([.J36:.J38])" office:value-type="float" office:value="0" calcext:value-type="float">
            <text:p>0</text:p>
          </table:table-cell>
          <table:table-cell table:style-name="ce51" table:formula="of:=SUM([.K36:.K38])" office:value-type="float" office:value="2" calcext:value-type="float">
            <text:p>2</text:p>
          </table:table-cell>
          <table:table-cell table:style-name="ce77" table:formula="of:=SUM([.L36:.L38])" office:value-type="float" office:value="0" calcext:value-type="float">
            <text:p>0</text:p>
          </table:table-cell>
          <table:table-cell table:style-name="ce102" table:formula="of:=SUM([.M36:.M38])" office:value-type="float" office:value="0" calcext:value-type="float">
            <text:p>0</text:p>
          </table:table-cell>
          <table:table-cell table:style-name="ce51" table:formula="of:=SUM([.N36:.N38])" office:value-type="float" office:value="0" calcext:value-type="float">
            <text:p>0</text:p>
          </table:table-cell>
          <table:table-cell table:style-name="ce77" table:formula="of:=SUM([.O36:.O38])" office:value-type="float" office:value="0" calcext:value-type="float">
            <text:p>0</text:p>
          </table:table-cell>
          <table:table-cell table:style-name="ce102" table:formula="of:=SUM([.P36:.P38])" office:value-type="float" office:value="0" calcext:value-type="float">
            <text:p>0</text:p>
          </table:table-cell>
          <table:table-cell table:style-name="ce51" table:formula="of:=SUM([.Q36:.Q38])" office:value-type="float" office:value="1" calcext:value-type="float">
            <text:p>1</text:p>
          </table:table-cell>
          <table:table-cell table:style-name="ce77" table:formula="of:=SUM([.R36:.R38])" office:value-type="float" office:value="1" calcext:value-type="float">
            <text:p>1</text:p>
          </table:table-cell>
          <table:table-cell table:style-name="ce102" table:formula="of:=SUM([.S36:.S38])" office:value-type="float" office:value="0" calcext:value-type="float">
            <text:p>0</text:p>
          </table:table-cell>
          <table:table-cell table:style-name="ce126"/>
          <table:table-cell table:style-name="ce140" table:formula="of:=SUM([.T36:.T38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Gel du planning</text:p>
          </table:table-cell>
          <table:covered-table-cell table:style-name="ce33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3"/>
          <table:table-cell table:style-name="ce52" office:value-type="float" office:value="2" calcext:value-type="float">
            <text:p>2</text:p>
          </table:table-cell>
          <table:table-cell table:style-name="ce78"/>
          <table:table-cell table:style-name="ce103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127" table:formula="of:=[.E36]*[.$E$65]+[.F36]*[.$F$65]+[.G36]*[.$G$65]+[.H36]*[.$H$65]+[.I36]*[.$I$65]+[.J36]*[.$J$65]+[.K36]*[.$K$65]+[.L36]*[.$L$65]+[.M36]*[.$M$65]+[.N36]*[.$N$65]+[.O36]*[.$O$65]+[.P36]*[.$P$65]+[.Q36]*[.$Q$65]+[.R36]*[.$R$65]+[.S36]*[.$S$65]" office:value-type="float" office:value="2" calcext:value-type="float">
            <text:p>2</text:p>
          </table:table-cell>
          <table:table-cell table:style-name="ce136"/>
          <table:table-cell office:value-type="string" calcext:value-type="string">
            <text:p>Ceci comprend l'envoit de mail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2" table:number-rows-spanned="1">
            <text:p>Etats prévisionnels</text:p>
          </table:table-cell>
          <table:covered-table-cell table:style-name="ce33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3"/>
          <table:table-cell table:style-name="ce52"/>
          <table:table-cell table:style-name="ce78" office:value-type="float" office:value="1" calcext:value-type="float">
            <text:p>1</text:p>
          </table:table-cell>
          <table:table-cell table:style-name="ce103"/>
          <table:table-cell table:style-name="ce52" office:value-type="float" office:value="1" calcext:value-type="float">
            <text:p>1</text:p>
          </table:table-cell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52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03"/>
          <table:table-cell table:style-name="ce127" table:formula="of:=[.E37]*[.$E$65]+[.F37]*[.$F$65]+[.G37]*[.$G$65]+[.H37]*[.$H$65]+[.I37]*[.$I$65]+[.J37]*[.$J$65]+[.K37]*[.$K$65]+[.L37]*[.$L$65]+[.M37]*[.$M$65]+[.N37]*[.$N$65]+[.O37]*[.$O$65]+[.P37]*[.$P$65]+[.Q37]*[.$Q$65]+[.R37]*[.$R$65]+[.S37]*[.$S$65]" office:value-type="float" office:value="7" calcext:value-type="float">
            <text:p>7</text:p>
          </table:table-cell>
          <table:table-cell table:style-name="ce136"/>
          <table:table-cell office:value-type="string" calcext:value-type="string">
            <text:p>Une impression (simple) et un export de fichiers (moyen)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8" table:number-columns-spanned="2" table:number-rows-spanned="1"/>
          <table:covered-table-cell table:style-name="ce33"/>
          <table:table-cell table:style-name="ce52"/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52"/>
          <table:table-cell table:style-name="ce78"/>
          <table:table-cell table:style-name="ce103"/>
          <table:table-cell table:style-name="ce127" table:formula="of:=[.E38]*[.$E$65]+[.F38]*[.$F$65]+[.G38]*[.$G$65]+[.H38]*[.$H$65]+[.I38]*[.$I$65]+[.J38]*[.$J$65]+[.K38]*[.$K$65]+[.L38]*[.$L$65]+[.M38]*[.$M$65]+[.N38]*[.$N$65]+[.O38]*[.$O$65]+[.P38]*[.$P$65]+[.Q38]*[.$Q$65]+[.R38]*[.$R$65]+[.S38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Résolution des conflits</text:p>
          </table:table-cell>
          <table:covered-table-cell table:number-columns-repeated="2" table:style-name="ce19"/>
          <table:table-cell table:style-name="ce53" table:formula="of:=[.E40]+[.E44]+[.E50]+[.E51]" office:value-type="float" office:value="2" calcext:value-type="float">
            <text:p>2</text:p>
          </table:table-cell>
          <table:table-cell table:style-name="ce79" table:formula="of:=[.F40]+[.F44]+[.F50]+[.F51]" office:value-type="float" office:value="1" calcext:value-type="float">
            <text:p>1</text:p>
          </table:table-cell>
          <table:table-cell table:style-name="ce104" table:formula="of:=[.G40]+[.G44]+[.G50]+[.G51]" office:value-type="float" office:value="0" calcext:value-type="float">
            <text:p>0</text:p>
          </table:table-cell>
          <table:table-cell table:style-name="ce53" table:formula="of:=[.H40]+[.H44]+[.H50]+[.H51]" office:value-type="float" office:value="1" calcext:value-type="float">
            <text:p>1</text:p>
          </table:table-cell>
          <table:table-cell table:style-name="ce79" table:formula="of:=[.I40]+[.I44]+[.I50]+[.I51]" office:value-type="float" office:value="4" calcext:value-type="float">
            <text:p>4</text:p>
          </table:table-cell>
          <table:table-cell table:style-name="ce104" table:formula="of:=[.J40]+[.J44]+[.J50]+[.J51]" office:value-type="float" office:value="0" calcext:value-type="float">
            <text:p>0</text:p>
          </table:table-cell>
          <table:table-cell table:style-name="ce53" table:formula="of:=[.K40]+[.K44]+[.K50]+[.K51]" office:value-type="float" office:value="1" calcext:value-type="float">
            <text:p>1</text:p>
          </table:table-cell>
          <table:table-cell table:style-name="ce79" table:formula="of:=[.L40]+[.L44]+[.L50]+[.L51]" office:value-type="float" office:value="0" calcext:value-type="float">
            <text:p>0</text:p>
          </table:table-cell>
          <table:table-cell table:style-name="ce104" table:formula="of:=[.M40]+[.M44]+[.M50]+[.M51]" office:value-type="float" office:value="0" calcext:value-type="float">
            <text:p>0</text:p>
          </table:table-cell>
          <table:table-cell table:style-name="ce53" table:formula="of:=[.N40]+[.N44]+[.N50]+[.N51]" office:value-type="float" office:value="3" calcext:value-type="float">
            <text:p>3</text:p>
          </table:table-cell>
          <table:table-cell table:style-name="ce79" table:formula="of:=[.O40]+[.O44]+[.O50]+[.O51]" office:value-type="float" office:value="1" calcext:value-type="float">
            <text:p>1</text:p>
          </table:table-cell>
          <table:table-cell table:style-name="ce104" table:formula="of:=[.P40]+[.P44]+[.P50]+[.P51]" office:value-type="float" office:value="0" calcext:value-type="float">
            <text:p>0</text:p>
          </table:table-cell>
          <table:table-cell table:style-name="ce53" table:formula="of:=[.Q40]+[.Q44]+[.Q50]+[.Q51]" office:value-type="float" office:value="0" calcext:value-type="float">
            <text:p>0</text:p>
          </table:table-cell>
          <table:table-cell table:style-name="ce79" table:formula="of:=[.R40]+[.R44]+[.R50]+[.R51]" office:value-type="float" office:value="0" calcext:value-type="float">
            <text:p>0</text:p>
          </table:table-cell>
          <table:table-cell table:style-name="ce104" table:formula="of:=[.S40]+[.S44]+[.S50]+[.S51]" office:value-type="float" office:value="0" calcext:value-type="float">
            <text:p>0</text:p>
          </table:table-cell>
          <table:table-cell table:style-name="ce128"/>
          <table:table-cell table:style-name="ce141" table:formula="of:=[.T40]+[.T44]+[.T50]+[.T51]" office:value-type="float" office:value="9.25" calcext:value-type="float">
            <text:p>9,25</text:p>
          </table:table-cell>
          <table:table-cell table:number-columns-repeated="1003"/>
        </table:table-row>
        <table:table-row table:style-name="ro1">
          <table:table-cell/>
          <table:table-cell table:style-name="ce4"/>
          <table:table-cell table:style-name="ce20" office:value-type="string" calcext:value-type="string" table:number-columns-spanned="2" table:number-rows-spanned="1">
            <text:p>Niveau 1</text:p>
          </table:table-cell>
          <table:covered-table-cell table:style-name="ce34"/>
          <table:table-cell table:style-name="ce54" table:formula="of:=SUM([.E41:.E43])" office:value-type="float" office:value="1" calcext:value-type="float">
            <text:p>1</text:p>
          </table:table-cell>
          <table:table-cell table:style-name="ce80" table:formula="of:=SUM([.F41:.F43])" office:value-type="float" office:value="0" calcext:value-type="float">
            <text:p>0</text:p>
          </table:table-cell>
          <table:table-cell table:style-name="ce105" table:formula="of:=SUM([.G41:.G43])" office:value-type="float" office:value="0" calcext:value-type="float">
            <text:p>0</text:p>
          </table:table-cell>
          <table:table-cell table:style-name="ce54" table:formula="of:=SUM([.H41:.H43])" office:value-type="float" office:value="0" calcext:value-type="float">
            <text:p>0</text:p>
          </table:table-cell>
          <table:table-cell table:style-name="ce80" table:formula="of:=SUM([.I41:.I43])" office:value-type="float" office:value="2" calcext:value-type="float">
            <text:p>2</text:p>
          </table:table-cell>
          <table:table-cell table:style-name="ce105" table:formula="of:=SUM([.J41:.J43])" office:value-type="float" office:value="0" calcext:value-type="float">
            <text:p>0</text:p>
          </table:table-cell>
          <table:table-cell table:style-name="ce54" table:formula="of:=SUM([.K41:.K43])" office:value-type="float" office:value="0" calcext:value-type="float">
            <text:p>0</text:p>
          </table:table-cell>
          <table:table-cell table:style-name="ce80" table:formula="of:=SUM([.L41:.L43])" office:value-type="float" office:value="0" calcext:value-type="float">
            <text:p>0</text:p>
          </table:table-cell>
          <table:table-cell table:style-name="ce105" table:formula="of:=SUM([.M41:.M43])" office:value-type="float" office:value="0" calcext:value-type="float">
            <text:p>0</text:p>
          </table:table-cell>
          <table:table-cell table:style-name="ce54" table:formula="of:=SUM([.N41:.N43])" office:value-type="float" office:value="2" calcext:value-type="float">
            <text:p>2</text:p>
          </table:table-cell>
          <table:table-cell table:style-name="ce80" table:formula="of:=SUM([.O41:.O43])" office:value-type="float" office:value="0" calcext:value-type="float">
            <text:p>0</text:p>
          </table:table-cell>
          <table:table-cell table:style-name="ce105" table:formula="of:=SUM([.P41:.P43])" office:value-type="float" office:value="0" calcext:value-type="float">
            <text:p>0</text:p>
          </table:table-cell>
          <table:table-cell table:style-name="ce54" table:formula="of:=SUM([.Q41:.Q43])" office:value-type="float" office:value="0" calcext:value-type="float">
            <text:p>0</text:p>
          </table:table-cell>
          <table:table-cell table:style-name="ce80" table:formula="of:=SUM([.R41:.R43])" office:value-type="float" office:value="0" calcext:value-type="float">
            <text:p>0</text:p>
          </table:table-cell>
          <table:table-cell table:style-name="ce105" table:formula="of:=SUM([.S41:.S43])" office:value-type="float" office:value="0" calcext:value-type="float">
            <text:p>0</text:p>
          </table:table-cell>
          <table:table-cell table:style-name="ce129" table:formula="of:=[.E40]*[.$E$65]+[.F40]*[.$F$65]+[.G40]*[.$G$65]+[.H40]*[.$H$65]+[.I40]*[.$I$65]+[.J40]*[.$J$65]+[.K40]*[.$K$65]+[.L40]*[.$L$65]+[.M40]*[.$M$65]+[.N40]*[.$N$65]+[.O40]*[.$O$65]+[.P40]*[.$P$65]+[.Q40]*[.$Q$65]+[.R40]*[.$R$65]+[.S40]*[.$S$65]" office:value-type="float" office:value="3" calcext:value-type="float">
            <text:p>3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3"/>
          <table:table-cell table:style-name="ce35" office:value-type="string" calcext:value-type="string">
            <text:p>Décalage court</text:p>
          </table:table-cell>
          <table:table-cell table:style-name="ce55" office:value-type="float" office:value="1" calcext:value-type="float" table:number-columns-spanned="1" table:number-rows-spanned="2">
            <text:p>1</text:p>
          </table:table-cell>
          <table:table-cell table:style-name="ce81"/>
          <table:table-cell table:style-name="ce106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1]*[.$E$65]+[.F41]*[.$F$65]+[.G41]*[.$G$65]+[.H41]*[.$H$65]+[.I41]*[.$I$65]+[.J41]*[.$J$65]+[.K41]*[.$K$65]+[.L41]*[.$L$65]+[.M41]*[.$M$65]+[.N41]*[.$N$65]+[.O41]*[.$O$65]+[.P41]*[.$P$65]+[.Q41]*[.$Q$65]+[.R41]*[.$R$65]+[.S41]*[.$S$65]" office:value-type="float" office:value="2" calcext:value-type="float">
            <text:p>2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3"/>
          <table:table-cell table:style-name="ce36" office:value-type="string" calcext:value-type="string">
            <text:p>Delestage proche</text:p>
          </table:table-cell>
          <table:covered-table-cell table:style-name="ce56"/>
          <table:table-cell table:style-name="ce82"/>
          <table:table-cell table:style-name="ce107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2]*[.$E$65]+[.F42]*[.$F$65]+[.G42]*[.$G$65]+[.H42]*[.$H$65]+[.I42]*[.$I$65]+[.J42]*[.$J$65]+[.K42]*[.$K$65]+[.L42]*[.$L$65]+[.M42]*[.$M$65]+[.N42]*[.$N$65]+[.O42]*[.$O$65]+[.P42]*[.$P$65]+[.Q42]*[.$Q$65]+[.R42]*[.$R$65]+[.S42]*[.$S$65]" office:value-type="float" office:value="1" calcext:value-type="float">
            <text:p>1</text:p>
          </table:table-cell>
          <table:table-cell table:style-name="ce136"/>
          <table:table-cell office:value-type="string" calcext:value-type="string">
            <text:p>Même écran que le precedent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5"/>
          <table:table-cell table:style-name="ce55"/>
          <table:table-cell table:style-name="ce81"/>
          <table:table-cell table:style-name="ce106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3]*[.$E$65]+[.F43]*[.$F$65]+[.G43]*[.$G$65]+[.H43]*[.$H$65]+[.I43]*[.$I$65]+[.J43]*[.$J$65]+[.K43]*[.$K$65]+[.L43]*[.$L$65]+[.M43]*[.$M$65]+[.N43]*[.$N$65]+[.O43]*[.$O$65]+[.P43]*[.$P$65]+[.Q43]*[.$Q$65]+[.R43]*[.$R$65]+[.S43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Niveau 2 / 3</text:p>
          </table:table-cell>
          <table:covered-table-cell table:style-name="ce37"/>
          <table:table-cell table:style-name="ce57" table:formula="of:=SUM([.E45:.E49])" office:value-type="float" office:value="0" calcext:value-type="float">
            <text:p>0</text:p>
          </table:table-cell>
          <table:table-cell table:style-name="ce83" table:formula="of:=SUM([.F45:.F49])" office:value-type="float" office:value="1" calcext:value-type="float">
            <text:p>1</text:p>
          </table:table-cell>
          <table:table-cell table:style-name="ce108" table:formula="of:=SUM([.G45:.G49])" office:value-type="float" office:value="0" calcext:value-type="float">
            <text:p>0</text:p>
          </table:table-cell>
          <table:table-cell table:style-name="ce57" table:formula="of:=SUM([.H45:.H49])" office:value-type="float" office:value="0" calcext:value-type="float">
            <text:p>0</text:p>
          </table:table-cell>
          <table:table-cell table:style-name="ce83" table:formula="of:=SUM([.I45:.I49])" office:value-type="float" office:value="2" calcext:value-type="float">
            <text:p>2</text:p>
          </table:table-cell>
          <table:table-cell table:style-name="ce108" table:formula="of:=SUM([.J45:.J49])" office:value-type="float" office:value="0" calcext:value-type="float">
            <text:p>0</text:p>
          </table:table-cell>
          <table:table-cell table:style-name="ce57" table:formula="of:=SUM([.K45:.K49])" office:value-type="float" office:value="0" calcext:value-type="float">
            <text:p>0</text:p>
          </table:table-cell>
          <table:table-cell table:style-name="ce83" table:formula="of:=SUM([.L45:.L49])" office:value-type="float" office:value="0" calcext:value-type="float">
            <text:p>0</text:p>
          </table:table-cell>
          <table:table-cell table:style-name="ce108" table:formula="of:=SUM([.M45:.M49])" office:value-type="float" office:value="0" calcext:value-type="float">
            <text:p>0</text:p>
          </table:table-cell>
          <table:table-cell table:style-name="ce57" table:formula="of:=SUM([.N45:.N49])" office:value-type="float" office:value="1" calcext:value-type="float">
            <text:p>1</text:p>
          </table:table-cell>
          <table:table-cell table:style-name="ce83" table:formula="of:=SUM([.O45:.O49])" office:value-type="float" office:value="1" calcext:value-type="float">
            <text:p>1</text:p>
          </table:table-cell>
          <table:table-cell table:style-name="ce108" table:formula="of:=SUM([.P45:.P49])" office:value-type="float" office:value="0" calcext:value-type="float">
            <text:p>0</text:p>
          </table:table-cell>
          <table:table-cell table:style-name="ce57" table:formula="of:=SUM([.Q45:.Q49])" office:value-type="float" office:value="0" calcext:value-type="float">
            <text:p>0</text:p>
          </table:table-cell>
          <table:table-cell table:style-name="ce83" table:formula="of:=SUM([.R45:.R49])" office:value-type="float" office:value="0" calcext:value-type="float">
            <text:p>0</text:p>
          </table:table-cell>
          <table:table-cell table:style-name="ce108" table:formula="of:=SUM([.S45:.S49])" office:value-type="float" office:value="0" calcext:value-type="float">
            <text:p>0</text:p>
          </table:table-cell>
          <table:table-cell table:style-name="ce129" table:formula="of:=[.E44]*[.$E$65]+[.F44]*[.$F$65]+[.G44]*[.$G$65]+[.H44]*[.$H$65]+[.I44]*[.$I$65]+[.J44]*[.$J$65]+[.K44]*[.$K$65]+[.L44]*[.$L$65]+[.M44]*[.$M$65]+[.N44]*[.$N$65]+[.O44]*[.$O$65]+[.P44]*[.$P$65]+[.Q44]*[.$Q$65]+[.R44]*[.$R$65]+[.S44]*[.$S$65]" office:value-type="float" office:value="4.5" calcext:value-type="float">
            <text:p>4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4"/>
          <table:table-cell table:style-name="ce35" office:value-type="string" calcext:value-type="string">
            <text:p>Décalage long</text:p>
          </table:table-cell>
          <table:table-cell table:style-name="ce55"/>
          <table:table-cell table:style-name="ce81" office:value-type="float" office:value="1" calcext:value-type="float" table:number-columns-spanned="1" table:number-rows-spanned="4">
            <text:p>1</text:p>
          </table:table-cell>
          <table:table-cell table:style-name="ce106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5]*[.$E$65]+[.F45]*[.$F$65]+[.G45]*[.$G$65]+[.H45]*[.$H$65]+[.I45]*[.$I$65]+[.J45]*[.$J$65]+[.K45]*[.$K$65]+[.L45]*[.$L$65]+[.M45]*[.$M$65]+[.N45]*[.$N$65]+[.O45]*[.$O$65]+[.P45]*[.$P$65]+[.Q45]*[.$Q$65]+[.R45]*[.$R$65]+[.S45]*[.$S$65]" office:value-type="float" office:value="2.5" calcext:value-type="float">
            <text:p>2,5</text:p>
          </table:table-cell>
          <table:table-cell table:style-name="ce136"/>
          <table:table-cell table:style-name="ce4" office:value-type="string" calcext:value-type="string" table:number-columns-spanned="1" table:number-rows-spanned="4">
            <text:p>Même écran pour tout, mais écran moyen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5" office:value-type="string" calcext:value-type="string">
            <text:p>Délestage lointain</text:p>
          </table:table-cell>
          <table:table-cell table:style-name="ce55"/>
          <table:covered-table-cell table:style-name="ce81"/>
          <table:table-cell table:style-name="ce106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 office:value-type="float" office:value="1" calcext:value-type="float">
            <text:p>1</text:p>
          </table:table-cell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6]*[.$E$65]+[.F46]*[.$F$65]+[.G46]*[.$G$65]+[.H46]*[.$H$65]+[.I46]*[.$I$65]+[.J46]*[.$J$65]+[.K46]*[.$K$65]+[.L46]*[.$L$65]+[.M46]*[.$M$65]+[.N46]*[.$N$65]+[.O46]*[.$O$65]+[.P46]*[.$P$65]+[.Q46]*[.$Q$65]+[.R46]*[.$R$65]+[.S46]*[.$S$65]" office:value-type="float" office:value="1.5" calcext:value-type="float">
            <text:p>1,5</text:p>
          </table:table-cell>
          <table:table-cell table:style-name="ce136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5" office:value-type="string" calcext:value-type="string">
            <text:p>Modification</text:p>
          </table:table-cell>
          <table:table-cell table:style-name="ce55"/>
          <table:covered-table-cell table:style-name="ce81"/>
          <table:table-cell table:style-name="ce106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 office:value-type="float" office:value="1" calcext:value-type="float">
            <text:p>1</text:p>
          </table:table-cell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7]*[.$E$65]+[.F47]*[.$F$65]+[.G47]*[.$G$65]+[.H47]*[.$H$65]+[.I47]*[.$I$65]+[.J47]*[.$J$65]+[.K47]*[.$K$65]+[.L47]*[.$L$65]+[.M47]*[.$M$65]+[.N47]*[.$N$65]+[.O47]*[.$O$65]+[.P47]*[.$P$65]+[.Q47]*[.$Q$65]+[.R47]*[.$R$65]+[.S47]*[.$S$65]" office:value-type="float" office:value="0.5" calcext:value-type="float">
            <text:p>0,5</text:p>
          </table:table-cell>
          <table:table-cell table:style-name="ce136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5" office:value-type="string" calcext:value-type="string">
            <text:p>Annulations</text:p>
          </table:table-cell>
          <table:table-cell table:style-name="ce55"/>
          <table:covered-table-cell table:style-name="ce81"/>
          <table:table-cell table:style-name="ce106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8]*[.$E$65]+[.F48]*[.$F$65]+[.G48]*[.$G$65]+[.H48]*[.$H$65]+[.I48]*[.$I$65]+[.J48]*[.$J$65]+[.K48]*[.$K$65]+[.L48]*[.$L$65]+[.M48]*[.$M$65]+[.N48]*[.$N$65]+[.O48]*[.$O$65]+[.P48]*[.$P$65]+[.Q48]*[.$Q$65]+[.R48]*[.$R$65]+[.S48]*[.$S$65]" office:value-type="float" office:value="0" calcext:value-type="float">
            <text:p>0</text:p>
          </table:table-cell>
          <table:table-cell table:style-name="ce136"/>
          <table:covered-table-cell/>
          <table:table-cell table:number-columns-repeated="1002"/>
        </table:table-row>
        <table:table-row table:style-name="ro1">
          <table:table-cell table:number-columns-repeated="3"/>
          <table:table-cell table:style-name="ce35"/>
          <table:table-cell table:style-name="ce55"/>
          <table:table-cell table:style-name="ce81"/>
          <table:table-cell table:style-name="ce106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56"/>
          <table:table-cell table:style-name="ce82"/>
          <table:table-cell table:style-name="ce107"/>
          <table:table-cell table:style-name="ce130" table:formula="of:=[.E49]*[.$E$65]+[.F49]*[.$F$65]+[.G49]*[.$G$65]+[.H49]*[.$H$65]+[.I49]*[.$I$65]+[.J49]*[.$J$65]+[.K49]*[.$K$65]+[.L49]*[.$L$65]+[.M49]*[.$M$65]+[.N49]*[.$N$65]+[.O49]*[.$O$65]+[.P49]*[.$P$65]+[.Q49]*[.$Q$65]+[.R49]*[.$R$65]+[.S49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Notifications</text:p>
          </table:table-cell>
          <table:covered-table-cell table:style-name="ce20"/>
          <table:table-cell table:style-name="ce57" office:value-type="float" office:value="1" calcext:value-type="float">
            <text:p>1</text:p>
          </table:table-cell>
          <table:table-cell table:style-name="ce83"/>
          <table:table-cell table:style-name="ce108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 office:value-type="float" office:value="1" calcext:value-type="float">
            <text:p>1</text:p>
          </table:table-cell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50]*[.$E$65]+[.F50]*[.$F$65]+[.G50]*[.$G$65]+[.H50]*[.$H$65]+[.I50]*[.$I$65]+[.J50]*[.$J$65]+[.K50]*[.$K$65]+[.L50]*[.$L$65]+[.M50]*[.$M$65]+[.N50]*[.$N$65]+[.O50]*[.$O$65]+[.P50]*[.$P$65]+[.Q50]*[.$Q$65]+[.R50]*[.$R$65]+[.S50]*[.$S$65]" office:value-type="float" office:value="1.75" calcext:value-type="float">
            <text:p>1,7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0" table:number-columns-spanned="2" table:number-rows-spanned="1"/>
          <table:covered-table-cell table:style-name="ce38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54"/>
          <table:table-cell table:style-name="ce80"/>
          <table:table-cell table:style-name="ce105"/>
          <table:table-cell table:style-name="ce129" table:formula="of:=[.E51]*[.$E$65]+[.F51]*[.$F$65]+[.G51]*[.$G$65]+[.H51]*[.$H$65]+[.I51]*[.$I$65]+[.J51]*[.$J$65]+[.K51]*[.$K$65]+[.L51]*[.$L$65]+[.M51]*[.$M$65]+[.N51]*[.$N$65]+[.O51]*[.$O$65]+[.P51]*[.$P$65]+[.Q51]*[.$Q$65]+[.R51]*[.$R$65]+[.S51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estion des escales pendant la saison</text:p>
          </table:table-cell>
          <table:covered-table-cell table:number-columns-repeated="2" table:style-name="ce21"/>
          <table:table-cell table:style-name="ce58" table:formula="of:=SUM([.E53:.E55])" office:value-type="float" office:value="1" calcext:value-type="float">
            <text:p>1</text:p>
          </table:table-cell>
          <table:table-cell table:style-name="ce84" table:formula="of:=SUM([.F53:.F55])" office:value-type="float" office:value="1" calcext:value-type="float">
            <text:p>1</text:p>
          </table:table-cell>
          <table:table-cell table:style-name="ce109" table:formula="of:=SUM([.G53:.G55])" office:value-type="float" office:value="0" calcext:value-type="float">
            <text:p>0</text:p>
          </table:table-cell>
          <table:table-cell table:style-name="ce58" table:formula="of:=SUM([.H53:.H55])" office:value-type="float" office:value="0" calcext:value-type="float">
            <text:p>0</text:p>
          </table:table-cell>
          <table:table-cell table:style-name="ce84" table:formula="of:=SUM([.I53:.I55])" office:value-type="float" office:value="1" calcext:value-type="float">
            <text:p>1</text:p>
          </table:table-cell>
          <table:table-cell table:style-name="ce109" table:formula="of:=SUM([.J53:.J55])" office:value-type="float" office:value="0" calcext:value-type="float">
            <text:p>0</text:p>
          </table:table-cell>
          <table:table-cell table:style-name="ce58" table:formula="of:=SUM([.K53:.K55])" office:value-type="float" office:value="2" calcext:value-type="float">
            <text:p>2</text:p>
          </table:table-cell>
          <table:table-cell table:style-name="ce84" table:formula="of:=SUM([.L53:.L55])" office:value-type="float" office:value="0" calcext:value-type="float">
            <text:p>0</text:p>
          </table:table-cell>
          <table:table-cell table:style-name="ce109" table:formula="of:=SUM([.M53:.M55])" office:value-type="float" office:value="0" calcext:value-type="float">
            <text:p>0</text:p>
          </table:table-cell>
          <table:table-cell table:style-name="ce58" table:formula="of:=SUM([.N53:.N55])" office:value-type="float" office:value="3" calcext:value-type="float">
            <text:p>3</text:p>
          </table:table-cell>
          <table:table-cell table:style-name="ce84" table:formula="of:=SUM([.O53:.O55])" office:value-type="float" office:value="1" calcext:value-type="float">
            <text:p>1</text:p>
          </table:table-cell>
          <table:table-cell table:style-name="ce109" table:formula="of:=SUM([.P53:.P55])" office:value-type="float" office:value="0" calcext:value-type="float">
            <text:p>0</text:p>
          </table:table-cell>
          <table:table-cell table:style-name="ce58" table:formula="of:=SUM([.Q53:.Q55])" office:value-type="float" office:value="0" calcext:value-type="float">
            <text:p>0</text:p>
          </table:table-cell>
          <table:table-cell table:style-name="ce84" table:formula="of:=SUM([.R53:.R55])" office:value-type="float" office:value="0" calcext:value-type="float">
            <text:p>0</text:p>
          </table:table-cell>
          <table:table-cell table:style-name="ce109" table:formula="of:=SUM([.S53:.S55])" office:value-type="float" office:value="0" calcext:value-type="float">
            <text:p>0</text:p>
          </table:table-cell>
          <table:table-cell table:style-name="ce131"/>
          <table:table-cell table:style-name="ce142" table:formula="of:=SUM([.T53:.T55])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Modification de capacié des sites</text:p>
          </table:table-cell>
          <table:covered-table-cell table:style-name="ce39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10"/>
          <table:table-cell table:style-name="ce59"/>
          <table:table-cell table:style-name="ce85" office:value-type="float" office:value="1" calcext:value-type="float">
            <text:p>1</text:p>
          </table:table-cell>
          <table:table-cell table:style-name="ce110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10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10"/>
          <table:table-cell table:style-name="ce59"/>
          <table:table-cell table:style-name="ce85"/>
          <table:table-cell table:style-name="ce110"/>
          <table:table-cell table:style-name="ce132" table:formula="of:=[.E53]*[.$E$65]+[.F53]*[.$F$65]+[.G53]*[.$G$65]+[.H53]*[.$H$65]+[.I53]*[.$I$65]+[.J53]*[.$J$65]+[.K53]*[.$K$65]+[.L53]*[.$L$65]+[.M53]*[.$M$65]+[.N53]*[.$N$65]+[.O53]*[.$O$65]+[.P53]*[.$P$65]+[.Q53]*[.$Q$65]+[.R53]*[.$R$65]+[.S53]*[.$S$65]" office:value-type="float" office:value="2.5" calcext:value-type="float">
            <text:p>2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2" table:number-rows-spanned="1">
            <text:p>Modification d'escales des bateaux</text:p>
          </table:table-cell>
          <table:covered-table-cell table:style-name="ce39"/>
          <table:table-cell table:style-name="ce59"/>
          <table:table-cell table:style-name="ce85" office:value-type="float" office:value="1" calcext:value-type="float">
            <text:p>1</text:p>
          </table:table-cell>
          <table:table-cell table:style-name="ce110"/>
          <table:table-cell table:style-name="ce59"/>
          <table:table-cell table:style-name="ce85"/>
          <table:table-cell table:style-name="ce110"/>
          <table:table-cell table:style-name="ce59" office:value-type="float" office:value="1" calcext:value-type="float">
            <text:p>1</text:p>
          </table:table-cell>
          <table:table-cell table:style-name="ce85"/>
          <table:table-cell table:style-name="ce110"/>
          <table:table-cell table:style-name="ce59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110"/>
          <table:table-cell table:style-name="ce59"/>
          <table:table-cell table:style-name="ce85"/>
          <table:table-cell table:style-name="ce110"/>
          <table:table-cell table:style-name="ce132" table:formula="of:=[.E54]*[.$E$65]+[.F54]*[.$F$65]+[.G54]*[.$G$65]+[.H54]*[.$H$65]+[.I54]*[.$I$65]+[.J54]*[.$J$65]+[.K54]*[.$K$65]+[.L54]*[.$L$65]+[.M54]*[.$M$65]+[.N54]*[.$N$65]+[.O54]*[.$O$65]+[.P54]*[.$P$65]+[.Q54]*[.$Q$65]+[.R54]*[.$R$65]+[.S54]*[.$S$65]" office:value-type="float" office:value="4.5" calcext:value-type="float">
            <text:p>4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2" table:number-columns-spanned="2" table:number-rows-spanned="1"/>
          <table:covered-table-cell table:style-name="ce39"/>
          <table:table-cell table:style-name="ce59"/>
          <table:table-cell table:style-name="ce85"/>
          <table:table-cell table:style-name="ce110"/>
          <table:table-cell table:style-name="ce59"/>
          <table:table-cell table:style-name="ce85"/>
          <table:table-cell table:style-name="ce110"/>
          <table:table-cell table:style-name="ce59"/>
          <table:table-cell table:style-name="ce85"/>
          <table:table-cell table:style-name="ce110"/>
          <table:table-cell table:style-name="ce59"/>
          <table:table-cell table:style-name="ce85"/>
          <table:table-cell table:style-name="ce110"/>
          <table:table-cell table:style-name="ce59"/>
          <table:table-cell table:style-name="ce85"/>
          <table:table-cell table:style-name="ce110"/>
          <table:table-cell table:style-name="ce132" table:formula="of:=[.E55]*[.$E$65]+[.F55]*[.$F$65]+[.G55]*[.$G$65]+[.H55]*[.$H$65]+[.I55]*[.$I$65]+[.J55]*[.$J$65]+[.K55]*[.$K$65]+[.L55]*[.$L$65]+[.M55]*[.$M$65]+[.N55]*[.$N$65]+[.O55]*[.$O$65]+[.P55]*[.$P$65]+[.Q55]*[.$Q$65]+[.R55]*[.$R$65]+[.S55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Redevances défénitives</text:p>
          </table:table-cell>
          <table:covered-table-cell table:number-columns-repeated="2" table:style-name="ce23"/>
          <table:table-cell table:style-name="ce60" table:formula="of:=SUM([.E57:.E59])" office:value-type="float" office:value="0" calcext:value-type="float">
            <text:p>0</text:p>
          </table:table-cell>
          <table:table-cell table:style-name="ce86" table:formula="of:=SUM([.F57:.F59])" office:value-type="float" office:value="0" calcext:value-type="float">
            <text:p>0</text:p>
          </table:table-cell>
          <table:table-cell table:style-name="ce111" table:formula="of:=SUM([.G57:.G59])" office:value-type="float" office:value="0" calcext:value-type="float">
            <text:p>0</text:p>
          </table:table-cell>
          <table:table-cell table:style-name="ce60" table:formula="of:=SUM([.H57:.H59])" office:value-type="float" office:value="0" calcext:value-type="float">
            <text:p>0</text:p>
          </table:table-cell>
          <table:table-cell table:style-name="ce86" table:formula="of:=SUM([.I57:.I59])" office:value-type="float" office:value="0" calcext:value-type="float">
            <text:p>0</text:p>
          </table:table-cell>
          <table:table-cell table:style-name="ce111" table:formula="of:=SUM([.J57:.J59])" office:value-type="float" office:value="0" calcext:value-type="float">
            <text:p>0</text:p>
          </table:table-cell>
          <table:table-cell table:style-name="ce60" table:formula="of:=SUM([.K57:.K59])" office:value-type="float" office:value="0" calcext:value-type="float">
            <text:p>0</text:p>
          </table:table-cell>
          <table:table-cell table:style-name="ce86" table:formula="of:=SUM([.L57:.L59])" office:value-type="float" office:value="0" calcext:value-type="float">
            <text:p>0</text:p>
          </table:table-cell>
          <table:table-cell table:style-name="ce111" table:formula="of:=SUM([.M57:.M59])" office:value-type="float" office:value="0" calcext:value-type="float">
            <text:p>0</text:p>
          </table:table-cell>
          <table:table-cell table:style-name="ce60" table:formula="of:=SUM([.N57:.N59])" office:value-type="float" office:value="0" calcext:value-type="float">
            <text:p>0</text:p>
          </table:table-cell>
          <table:table-cell table:style-name="ce86" table:formula="of:=SUM([.O57:.O59])" office:value-type="float" office:value="0" calcext:value-type="float">
            <text:p>0</text:p>
          </table:table-cell>
          <table:table-cell table:style-name="ce111" table:formula="of:=SUM([.P57:.P59])" office:value-type="float" office:value="0" calcext:value-type="float">
            <text:p>0</text:p>
          </table:table-cell>
          <table:table-cell table:style-name="ce60" table:formula="of:=SUM([.Q57:.Q59])" office:value-type="float" office:value="0" calcext:value-type="float">
            <text:p>0</text:p>
          </table:table-cell>
          <table:table-cell table:style-name="ce86" table:formula="of:=SUM([.R57:.R59])" office:value-type="float" office:value="0" calcext:value-type="float">
            <text:p>0</text:p>
          </table:table-cell>
          <table:table-cell table:style-name="ce111" table:formula="of:=SUM([.S57:.S59])" office:value-type="float" office:value="0" calcext:value-type="float">
            <text:p>0</text:p>
          </table:table-cell>
          <table:table-cell table:style-name="ce133"/>
          <table:table-cell table:style-name="ce143" table:formula="of:=SUM([.T57:.T5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8" office:value-type="string" calcext:value-type="string">
            <text:p>Gel du planning</text:p>
          </table:table-cell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57]*[.$E$65]+[.F57]*[.$F$65]+[.G57]*[.$G$65]+[.H57]*[.$H$65]+[.I57]*[.$I$65]+[.J57]*[.$J$65]+[.K57]*[.$K$65]+[.L57]*[.$L$65]+[.M57]*[.$M$65]+[.N57]*[.$N$65]+[.O57]*[.$O$65]+[.P57]*[.$P$65]+[.Q57]*[.$Q$65]+[.R57]*[.$R$65]+[.S57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3"/>
          <table:table-cell table:style-name="ce28" office:value-type="string" calcext:value-type="string">
            <text:p>États définitifs</text:p>
          </table:table-cell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58]*[.$E$65]+[.F58]*[.$F$65]+[.G58]*[.$G$65]+[.H58]*[.$H$65]+[.I58]*[.$I$65]+[.J58]*[.$J$65]+[.K58]*[.$K$65]+[.L58]*[.$L$65]+[.M58]*[.$M$65]+[.N58]*[.$N$65]+[.O58]*[.$O$65]+[.P58]*[.$P$65]+[.Q58]*[.$Q$65]+[.R58]*[.$R$65]+[.S58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3"/>
          <table:table-cell table:style-name="ce28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46"/>
          <table:table-cell table:style-name="ce72"/>
          <table:table-cell table:style-name="ce97"/>
          <table:table-cell table:style-name="ce122" table:formula="of:=[.E59]*[.$E$65]+[.F59]*[.$F$65]+[.G59]*[.$G$65]+[.H59]*[.$H$65]+[.I59]*[.$I$65]+[.J59]*[.$J$65]+[.K59]*[.$K$65]+[.L59]*[.$L$65]+[.M59]*[.$M$65]+[.N59]*[.$N$65]+[.O59]*[.$O$65]+[.P59]*[.$P$65]+[.Q59]*[.$Q$65]+[.R59]*[.$R$65]+[.S59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Fonction d'archivage et d'historisation</text:p>
          </table:table-cell>
          <table:covered-table-cell table:style-name="ce24"/>
          <table:covered-table-cell table:style-name="ce40"/>
          <table:table-cell table:style-name="ce61" table:formula="of:=SUM([.E61:.E62])" office:value-type="float" office:value="0" calcext:value-type="float">
            <text:p>0</text:p>
          </table:table-cell>
          <table:table-cell table:style-name="ce87" table:formula="of:=SUM([.F61:.F62])" office:value-type="float" office:value="0" calcext:value-type="float">
            <text:p>0</text:p>
          </table:table-cell>
          <table:table-cell table:style-name="ce112" table:formula="of:=SUM([.G61:.G62])" office:value-type="float" office:value="0" calcext:value-type="float">
            <text:p>0</text:p>
          </table:table-cell>
          <table:table-cell table:style-name="ce61" table:formula="of:=SUM([.H61:.H62])" office:value-type="float" office:value="0" calcext:value-type="float">
            <text:p>0</text:p>
          </table:table-cell>
          <table:table-cell table:style-name="ce87" table:formula="of:=SUM([.I61:.I62])" office:value-type="float" office:value="0" calcext:value-type="float">
            <text:p>0</text:p>
          </table:table-cell>
          <table:table-cell table:style-name="ce112" table:formula="of:=SUM([.J61:.J62])" office:value-type="float" office:value="0" calcext:value-type="float">
            <text:p>0</text:p>
          </table:table-cell>
          <table:table-cell table:style-name="ce61" table:formula="of:=SUM([.K61:.K62])" office:value-type="float" office:value="0" calcext:value-type="float">
            <text:p>0</text:p>
          </table:table-cell>
          <table:table-cell table:style-name="ce87" table:formula="of:=SUM([.L61:.L62])" office:value-type="float" office:value="0" calcext:value-type="float">
            <text:p>0</text:p>
          </table:table-cell>
          <table:table-cell table:style-name="ce112" table:formula="of:=SUM([.M61:.M62])" office:value-type="float" office:value="0" calcext:value-type="float">
            <text:p>0</text:p>
          </table:table-cell>
          <table:table-cell table:style-name="ce61" table:formula="of:=SUM([.N61:.N62])" office:value-type="float" office:value="0" calcext:value-type="float">
            <text:p>0</text:p>
          </table:table-cell>
          <table:table-cell table:style-name="ce87" table:formula="of:=SUM([.O61:.O62])" office:value-type="float" office:value="0" calcext:value-type="float">
            <text:p>0</text:p>
          </table:table-cell>
          <table:table-cell table:style-name="ce112" table:formula="of:=SUM([.P61:.P62])" office:value-type="float" office:value="0" calcext:value-type="float">
            <text:p>0</text:p>
          </table:table-cell>
          <table:table-cell table:style-name="ce61" table:formula="of:=SUM([.Q61:.Q62])" office:value-type="float" office:value="0" calcext:value-type="float">
            <text:p>0</text:p>
          </table:table-cell>
          <table:table-cell table:style-name="ce87" table:formula="of:=SUM([.R61:.R62])" office:value-type="float" office:value="0" calcext:value-type="float">
            <text:p>0</text:p>
          </table:table-cell>
          <table:table-cell table:style-name="ce112" table:formula="of:=SUM([.S61:.S62])" office:value-type="float" office:value="0" calcext:value-type="float">
            <text:p>0</text:p>
          </table:table-cell>
          <table:table-cell table:style-name="ce134"/>
          <table:table-cell table:style-name="ce144" table:formula="of:=SUM([.T61:.T6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Historique des évolutions des escales</text:p>
          </table:table-cell>
          <table:covered-table-cell table:style-name="ce26"/>
          <table:table-cell table:style-name="ce62"/>
          <table:table-cell table:style-name="ce88"/>
          <table:table-cell table:style-name="ce113"/>
          <table:table-cell table:style-name="ce62"/>
          <table:table-cell table:style-name="ce88"/>
          <table:table-cell table:style-name="ce113"/>
          <table:table-cell table:style-name="ce62"/>
          <table:table-cell table:style-name="ce88"/>
          <table:table-cell table:style-name="ce113"/>
          <table:table-cell table:style-name="ce62"/>
          <table:table-cell table:style-name="ce88"/>
          <table:table-cell table:style-name="ce113"/>
          <table:table-cell table:style-name="ce62"/>
          <table:table-cell table:style-name="ce88"/>
          <table:table-cell table:style-name="ce113"/>
          <table:table-cell table:style-name="ce89" table:formula="of:=[.E61]*[.$E$65]+[.F61]*[.$F$65]+[.G61]*[.$G$65]+[.H61]*[.$H$65]+[.I61]*[.$I$65]+[.J61]*[.$J$65]+[.K61]*[.$K$65]+[.L61]*[.$L$65]+[.M61]*[.$M$65]+[.N61]*[.$N$65]+[.O61]*[.$O$65]+[.P61]*[.$P$65]+[.Q61]*[.$Q$65]+[.R61]*[.$R$65]+[.S61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6" table:number-columns-repeated="2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63"/>
          <table:table-cell table:style-name="ce89"/>
          <table:table-cell table:style-name="ce114"/>
          <table:table-cell table:style-name="ce89" table:formula="of:=[.E62]*[.$E$65]+[.F62]*[.$F$65]+[.G62]*[.$G$65]+[.H62]*[.$H$65]+[.I62]*[.$I$65]+[.J62]*[.$J$65]+[.K62]*[.$K$65]+[.L62]*[.$L$65]+[.M62]*[.$M$65]+[.N62]*[.$N$65]+[.O62]*[.$O$65]+[.P62]*[.$P$65]+[.Q62]*[.$Q$65]+[.R62]*[.$R$65]+[.S62]*[.$S$65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2" table:number-rows-spanned="1">
            <text:p>Nombre de points</text:p>
          </table:table-cell>
          <table:covered-table-cell table:style-name="ce41"/>
          <table:table-cell table:style-name="ce64" table:formula="of:=[.E60]+[.E56]+[.E52]+[.E39]+[.E35]+[.E29]+[.E10]" office:value-type="float" office:value="17" calcext:value-type="float">
            <text:p>17</text:p>
          </table:table-cell>
          <table:table-cell table:style-name="ce90" table:formula="of:=[.F60]+[.F56]+[.F52]+[.F39]+[.F35]+[.F29]+[.F10]" office:value-type="float" office:value="7" calcext:value-type="float">
            <text:p>7</text:p>
          </table:table-cell>
          <table:table-cell table:style-name="ce115" table:formula="of:=[.G60]+[.G56]+[.G52]+[.G39]+[.G35]+[.G29]+[.G10]" office:value-type="float" office:value="1" calcext:value-type="float">
            <text:p>1</text:p>
          </table:table-cell>
          <table:table-cell table:style-name="ce90" table:formula="of:=[.H60]+[.H56]+[.H52]+[.H39]+[.H35]+[.H29]+[.H10]" office:value-type="float" office:value="6" calcext:value-type="float">
            <text:p>6</text:p>
          </table:table-cell>
          <table:table-cell table:style-name="ce90" table:formula="of:=[.I60]+[.I56]+[.I52]+[.I39]+[.I35]+[.I29]+[.I10]" office:value-type="float" office:value="7" calcext:value-type="float">
            <text:p>7</text:p>
          </table:table-cell>
          <table:table-cell table:style-name="ce115" table:formula="of:=[.J60]+[.J56]+[.J52]+[.J39]+[.J35]+[.J29]+[.J10]" office:value-type="float" office:value="1" calcext:value-type="float">
            <text:p>1</text:p>
          </table:table-cell>
          <table:table-cell table:style-name="ce90" table:formula="of:=[.K60]+[.K56]+[.K52]+[.K39]+[.K35]+[.K29]+[.K10]" office:value-type="float" office:value="17" calcext:value-type="float">
            <text:p>17</text:p>
          </table:table-cell>
          <table:table-cell table:style-name="ce90" table:formula="of:=[.L60]+[.L56]+[.L52]+[.L39]+[.L35]+[.L29]+[.L10]" office:value-type="float" office:value="2" calcext:value-type="float">
            <text:p>2</text:p>
          </table:table-cell>
          <table:table-cell table:style-name="ce115" table:formula="of:=[.M60]+[.M56]+[.M52]+[.M39]+[.M35]+[.M29]+[.M10]" office:value-type="float" office:value="0" calcext:value-type="float">
            <text:p>0</text:p>
          </table:table-cell>
          <table:table-cell table:style-name="ce90" table:formula="of:=[.N60]+[.N56]+[.N52]+[.N39]+[.N35]+[.N29]+[.N10]" office:value-type="float" office:value="22" calcext:value-type="float">
            <text:p>22</text:p>
          </table:table-cell>
          <table:table-cell table:style-name="ce90" table:formula="of:=[.O60]+[.O56]+[.O52]+[.O39]+[.O35]+[.O29]+[.O10]" office:value-type="float" office:value="17" calcext:value-type="float">
            <text:p>17</text:p>
          </table:table-cell>
          <table:table-cell table:style-name="ce115" table:formula="of:=[.P60]+[.P56]+[.P52]+[.P39]+[.P35]+[.P29]+[.P10]" office:value-type="float" office:value="0" calcext:value-type="float">
            <text:p>0</text:p>
          </table:table-cell>
          <table:table-cell table:style-name="ce90" table:formula="of:=[.Q60]+[.Q56]+[.Q52]+[.Q39]+[.Q35]+[.Q29]+[.Q10]" office:value-type="float" office:value="1" calcext:value-type="float">
            <text:p>1</text:p>
          </table:table-cell>
          <table:table-cell table:style-name="ce90" table:formula="of:=[.R60]+[.R56]+[.R52]+[.R39]+[.R35]+[.R29]+[.R10]" office:value-type="float" office:value="1" calcext:value-type="float">
            <text:p>1</text:p>
          </table:table-cell>
          <table:table-cell table:style-name="ce115" table:formula="of:=[.S60]+[.S56]+[.S52]+[.S39]+[.S35]+[.S29]+[.S10]" office:value-type="float" office:value="1" calcext:value-type="float">
            <text:p>1</text:p>
          </table:table-cell>
          <table:table-cell table:style-name="ce135" table:formula="of:=[.T60]+[.T56]+[.T52]+[.T39]+[.T35]+[.T29]+[.T10]" office:value-type="float" office:value="0" calcext:value-type="float">
            <text:p>0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2"/>
          <table:table-cell table:style-name="ce27" table:number-columns-spanned="2" table:number-rows-spanned="1"/>
          <table:covered-table-cell table:style-name="ce41"/>
          <table:table-cell table:style-name="ce64"/>
          <table:table-cell table:style-name="ce90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136" table:number-columns-repeated="2"/>
          <table:table-cell table:number-columns-repeated="1003"/>
        </table:table-row>
        <table:table-row table:style-name="ro1">
          <table:table-cell table:style-name="ce3"/>
          <table:table-cell/>
          <table:table-cell table:style-name="ce27" office:value-type="string" calcext:value-type="string" table:number-columns-spanned="2" table:number-rows-spanned="1">
            <text:p>Base de cotation</text:p>
          </table:table-cell>
          <table:covered-table-cell table:style-name="ce41"/>
          <table:table-cell table:style-name="ce65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table:style-name="ce91" office:value-type="float" office:value="0.25" calcext:value-type="float">
            <text:p>0,25</text:p>
          </table:table-cell>
          <table:table-cell table:style-name="ce91" office:value-type="float" office:value="0.5" calcext:value-type="float">
            <text:p>0,5</text:p>
          </table:table-cell>
          <table:table-cell table:style-name="ce116" office:value-type="float" office:value="1" calcext:value-type="float">
            <text:p>1</text:p>
          </table:table-cell>
          <table:table-cell table:style-name="ce91" office:value-type="float" office:value="0.5" calcext:value-type="float">
            <text:p>0,5</text:p>
          </table:table-cell>
          <table:table-cell table:style-name="ce91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91" office:value-type="float" office:value="0.5" calcext:value-type="float">
            <text:p>0,5</text:p>
          </table:table-cell>
          <table:table-cell table:style-name="ce91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36" table:number-columns-repeated="2"/>
          <table:table-cell table:number-columns-repeated="1003"/>
        </table:table-row>
        <table:table-row table:style-name="ro1">
          <table:table-cell table:number-columns-repeated="2"/>
          <table:table-cell table:style-name="ce27" table:number-columns-spanned="2" table:number-rows-spanned="1"/>
          <table:covered-table-cell table:style-name="ce41"/>
          <table:table-cell table:style-name="ce64"/>
          <table:table-cell table:style-name="ce90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90" table:number-columns-repeated="2"/>
          <table:table-cell table:style-name="ce115"/>
          <table:table-cell table:style-name="ce136" table:number-columns-repeated="2"/>
          <table:table-cell table:number-columns-repeated="1003"/>
        </table:table-row>
        <table:table-row table:style-name="ro1">
          <table:table-cell/>
          <table:table-cell table:style-name="ce4"/>
          <table:table-cell table:style-name="ce27" office:value-type="string" calcext:value-type="string" table:number-columns-spanned="2" table:number-rows-spanned="1">
            <text:p>Total Points</text:p>
          </table:table-cell>
          <table:covered-table-cell table:style-name="ce41"/>
          <table:table-cell table:style-name="ce66" table:formula="of:=[.E63]*[.E65]" office:value-type="float" office:value="17" calcext:value-type="float">
            <text:p>17</text:p>
          </table:table-cell>
          <table:table-cell table:style-name="ce92" table:formula="of:=[.F63]*[.F65]" office:value-type="float" office:value="14" calcext:value-type="float">
            <text:p>14</text:p>
          </table:table-cell>
          <table:table-cell table:style-name="ce117" table:formula="of:=[.G63]*[.G65]" office:value-type="float" office:value="4" calcext:value-type="float">
            <text:p>4</text:p>
          </table:table-cell>
          <table:table-cell table:style-name="ce92" table:formula="of:=[.H63]*[.H65]" office:value-type="float" office:value="1.5" calcext:value-type="float">
            <text:p>1,5</text:p>
          </table:table-cell>
          <table:table-cell table:style-name="ce92" table:formula="of:=[.I63]*[.I65]" office:value-type="float" office:value="3.5" calcext:value-type="float">
            <text:p>3,5</text:p>
          </table:table-cell>
          <table:table-cell table:style-name="ce117" table:formula="of:=[.J63]*[.J65]" office:value-type="float" office:value="1" calcext:value-type="float">
            <text:p>1</text:p>
          </table:table-cell>
          <table:table-cell table:style-name="ce92" table:formula="of:=[.K63]*[.K65]" office:value-type="float" office:value="8.5" calcext:value-type="float">
            <text:p>8,5</text:p>
          </table:table-cell>
          <table:table-cell table:style-name="ce92" table:formula="of:=[.L63]*[.L65]" office:value-type="float" office:value="2" calcext:value-type="float">
            <text:p>2</text:p>
          </table:table-cell>
          <table:table-cell table:style-name="ce117" table:formula="of:=[.M63]*[.M65]" office:value-type="float" office:value="0" calcext:value-type="float">
            <text:p>0</text:p>
          </table:table-cell>
          <table:table-cell table:style-name="ce92" table:formula="of:=[.N63]*[.N65]" office:value-type="float" office:value="11" calcext:value-type="float">
            <text:p>11</text:p>
          </table:table-cell>
          <table:table-cell table:style-name="ce92" table:formula="of:=[.O63]*[.O65]" office:value-type="float" office:value="17" calcext:value-type="float">
            <text:p>17</text:p>
          </table:table-cell>
          <table:table-cell table:style-name="ce117" table:formula="of:=[.P63]*[.P65]" office:value-type="float" office:value="0" calcext:value-type="float">
            <text:p>0</text:p>
          </table:table-cell>
          <table:table-cell table:style-name="ce92" table:formula="of:=[.Q63]*[.Q65]" office:value-type="float" office:value="1" calcext:value-type="float">
            <text:p>1</text:p>
          </table:table-cell>
          <table:table-cell table:style-name="ce92" table:formula="of:=[.R63]*[.R65]" office:value-type="float" office:value="3" calcext:value-type="float">
            <text:p>3</text:p>
          </table:table-cell>
          <table:table-cell table:style-name="ce117" table:formula="of:=[.S63]*[.S65]" office:value-type="float" office:value="4" calcext:value-type="float">
            <text:p>4</text:p>
          </table:table-cell>
          <table:table-cell table:style-name="ce91" table:formula="of:=SUM([.E67:.S67])" office:value-type="float" office:value="87.5" calcext:value-type="float">
            <text:p>87,5</text:p>
          </table:table-cell>
          <table:table-cell table:style-name="ce13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otal sous système</text:p>
          </table:table-cell>
          <table:covered-table-cell table:number-columns-repeated="2"/>
          <table:table-cell table:style-name="ce67" table:formula="of:=[.E67]" office:value-type="float" office:value="17" calcext:value-type="float">
            <text:p>17</text:p>
          </table:table-cell>
          <table:table-cell table:style-name="ce67" table:formula="of:=[.F67]" office:value-type="float" office:value="14" calcext:value-type="float">
            <text:p>14</text:p>
          </table:table-cell>
          <table:table-cell table:style-name="ce67" table:formula="of:=[.G67]" office:value-type="float" office:value="4" calcext:value-type="float">
            <text:p>4</text:p>
          </table:table-cell>
          <table:table-cell table:style-name="ce67" table:formula="of:=[.H67]" office:value-type="float" office:value="1.5" calcext:value-type="float">
            <text:p>1,5</text:p>
          </table:table-cell>
          <table:table-cell table:style-name="ce67" table:formula="of:=[.I67]" office:value-type="float" office:value="3.5" calcext:value-type="float">
            <text:p>3,5</text:p>
          </table:table-cell>
          <table:table-cell table:style-name="ce67" table:formula="of:=[.J67]" office:value-type="float" office:value="1" calcext:value-type="float">
            <text:p>1</text:p>
          </table:table-cell>
          <table:table-cell table:style-name="ce67" table:formula="of:=[.K67]" office:value-type="float" office:value="8.5" calcext:value-type="float">
            <text:p>8,5</text:p>
          </table:table-cell>
          <table:table-cell table:style-name="ce67" table:formula="of:=[.L67]" office:value-type="float" office:value="2" calcext:value-type="float">
            <text:p>2</text:p>
          </table:table-cell>
          <table:table-cell table:style-name="ce67" table:formula="of:=[.M67]" office:value-type="float" office:value="0" calcext:value-type="float">
            <text:p>0</text:p>
          </table:table-cell>
          <table:table-cell table:style-name="ce67" table:formula="of:=[.N67]" office:value-type="float" office:value="11" calcext:value-type="float">
            <text:p>11</text:p>
          </table:table-cell>
          <table:table-cell table:style-name="ce67" table:formula="of:=[.O67]" office:value-type="float" office:value="17" calcext:value-type="float">
            <text:p>17</text:p>
          </table:table-cell>
          <table:table-cell table:style-name="ce67" table:formula="of:=[.P67]" office:value-type="float" office:value="0" calcext:value-type="float">
            <text:p>0</text:p>
          </table:table-cell>
          <table:table-cell table:style-name="ce67" table:formula="of:=[.Q67]" office:value-type="float" office:value="1" calcext:value-type="float">
            <text:p>1</text:p>
          </table:table-cell>
          <table:table-cell table:style-name="ce67" table:formula="of:=[.R67]" office:value-type="float" office:value="3" calcext:value-type="float">
            <text:p>3</text:p>
          </table:table-cell>
          <table:table-cell table:style-name="ce67" table:formula="of:=[.S67]" office:value-type="float" office:value="4" calcext:value-type="float">
            <text:p>4</text:p>
          </table:table-cell>
          <table:table-cell table:style-name="ce67" table:formula="of:=[.T67]" office:value-type="float" office:value="87.5" calcext:value-type="float">
            <text:p>87,5</text:p>
          </table:table-cell>
          <table:table-cell table:number-columns-repeated="100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 number:title="Défini ~par l'utilisateu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2:18:21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2-08T18:57:44.345076603</meta:creation-date>
    <dc:date>2015-12-08T23:02:12.986000000</dc:date>
    <meta:editing-duration>PT1H47M56S</meta:editing-duration>
    <meta:editing-cycles>9</meta:editing-cycles>
    <meta:generator>LibreOffice/5.0.3.2$Windows_x86 LibreOffice_project/e5f16313668ac592c1bfb310f4390624e3dbfb75</meta:generator>
    <meta:document-statistic meta:table-count="1" meta:cell-count="452" meta:object-count="0"/>
  </office:meta>
</office:document-meta>
</file>